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roman"/>
    <style:font-face style:name="新細明體" svg:font-family="新細明體" style:font-family-generic="roman"/>
    <style:font-face style:name="標楷體" svg:font-family="標楷體" style:font-family-generic="roman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1844b1" officeooo:paragraph-rsid="001dfd42" style:font-name-asian="Droid Sans Fallback2" style:font-size-asian="10pt" style:font-name-complex="Liberation Mono" style:font-size-complex="10pt"/>
    </style:style>
    <style:style style:name="P2" style:family="paragraph" style:parent-style-name="Standard">
      <style:text-properties style:font-name="Liberation Mono" fo:font-size="10pt" officeooo:rsid="001844b1" officeooo:paragraph-rsid="001e5de4" style:font-name-asian="Droid Sans Fallback2" style:font-size-asian="10pt" style:font-name-complex="Liberation Mono" style:font-size-complex="10pt"/>
    </style:style>
    <style:style style:name="P3" style:family="paragraph" style:parent-style-name="Standard">
      <style:text-properties style:font-name="Liberation Mono" fo:font-size="10pt" officeooo:rsid="002b54ab" officeooo:paragraph-rsid="0021af54" style:font-name-asian="Droid Sans Fallback2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2b54ab" officeooo:paragraph-rsid="0027608c" style:font-name-asian="Droid Sans Fallback2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rsid="002b54ab" officeooo:paragraph-rsid="00286868" style:font-name-asian="Droid Sans Fallback2" style:font-size-asian="10pt" style:font-name-complex="Liberation Mono" style:font-size-complex="10pt"/>
    </style:style>
    <style:style style:name="P6" style:family="paragraph" style:parent-style-name="Standard">
      <style:text-properties style:font-name="Liberation Mono" fo:font-size="10pt" officeooo:rsid="002b54ab" officeooo:paragraph-rsid="0029105a" style:font-name-asian="Droid Sans Fallback2" style:font-size-asian="10pt" style:font-name-complex="Liberation Mono" style:font-size-complex="10pt"/>
    </style:style>
    <style:style style:name="P7" style:family="paragraph" style:parent-style-name="Standard">
      <style:text-properties style:font-name="Liberation Mono" fo:font-size="10pt" officeooo:rsid="002b54ab" officeooo:paragraph-rsid="002c2ac5" style:font-name-asian="Droid Sans Fallback2" style:font-size-asian="10pt" style:font-name-complex="Liberation Mono" style:font-size-complex="10pt"/>
    </style:style>
    <style:style style:name="P8" style:family="paragraph" style:parent-style-name="Standard">
      <style:text-properties style:font-name="Liberation Mono" fo:font-size="10pt" officeooo:rsid="002b54ab" officeooo:paragraph-rsid="002d681a" style:font-name-asian="Droid Sans Fallback2" style:font-size-asian="10pt" style:font-name-complex="Liberation Mono" style:font-size-complex="10pt"/>
    </style:style>
    <style:style style:name="P9" style:family="paragraph" style:parent-style-name="Standard">
      <style:text-properties style:font-name="Liberation Mono" fo:font-size="10pt" officeooo:rsid="002b54ab" officeooo:paragraph-rsid="002efe6d" style:font-name-asian="Droid Sans Fallback2" style:font-size-asian="10pt" style:font-name-complex="Liberation Mono" style:font-size-complex="10pt"/>
    </style:style>
    <style:style style:name="P10" style:family="paragraph" style:parent-style-name="Standard">
      <style:text-properties style:font-name="Liberation Mono" fo:font-size="10pt" officeooo:rsid="002b54ab" officeooo:paragraph-rsid="0030b634" style:font-name-asian="Droid Sans Fallback2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2b54ab" officeooo:paragraph-rsid="00315cde" style:font-name-asian="Droid Sans Fallback2" style:font-size-asian="10pt" style:font-name-complex="Liberation Mono" style:font-size-complex="10pt"/>
    </style:style>
    <style:style style:name="P12" style:family="paragraph" style:parent-style-name="Standard">
      <style:text-properties style:font-name="Liberation Mono" fo:font-size="10pt" officeooo:rsid="002b54ab" officeooo:paragraph-rsid="003189da" style:font-name-asian="Droid Sans Fallback2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2b54ab" officeooo:paragraph-rsid="0035534c" style:font-name-asian="Droid Sans Fallback2" style:font-size-asian="10pt" style:font-name-complex="Liberation Mono" style:font-size-complex="10pt"/>
    </style:style>
    <style:style style:name="P14" style:family="paragraph" style:parent-style-name="Standard">
      <style:text-properties style:font-name="Liberation Mono" fo:font-size="10pt" officeooo:rsid="002b54ab" officeooo:paragraph-rsid="0035d1f8" style:font-name-asian="Droid Sans Fallback2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2b54ab" officeooo:paragraph-rsid="0037c533" style:font-name-asian="Droid Sans Fallback2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officeooo:rsid="002b54ab" officeooo:paragraph-rsid="00399c30" style:font-name-asian="Droid Sans Fallback2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officeooo:rsid="002b54ab" officeooo:paragraph-rsid="003af676" style:font-name-asian="Droid Sans Fallback2" style:font-size-asian="10pt" style:font-name-complex="Liberation Mono" style:font-size-complex="10pt"/>
    </style:style>
    <style:style style:name="P18" style:family="paragraph" style:parent-style-name="Standard">
      <style:text-properties style:font-name="Liberation Mono" fo:font-size="10pt" officeooo:rsid="002b54ab" officeooo:paragraph-rsid="0040d4d1" style:font-name-asian="Droid Sans Fallback2" style:font-size-asian="10pt" style:font-name-complex="Liberation Mono" style:font-size-complex="10pt"/>
    </style:style>
    <style:style style:name="P19" style:family="paragraph" style:parent-style-name="Standard">
      <style:text-properties style:font-name="Liberation Mono" fo:font-size="10pt" officeooo:rsid="002b54ab" officeooo:paragraph-rsid="0041521a" style:font-name-asian="Droid Sans Fallback2" style:font-size-asian="10pt" style:font-name-complex="Liberation Mono" style:font-size-complex="10pt"/>
    </style:style>
    <style:style style:name="P20" style:family="paragraph" style:parent-style-name="Standard">
      <style:text-properties style:font-name="Liberation Mono" fo:font-size="10pt" officeooo:rsid="002b54ab" officeooo:paragraph-rsid="004277c4" style:font-name-asian="Droid Sans Fallback2" style:font-size-asian="10pt" style:font-name-complex="Liberation Mono" style:font-size-complex="10pt"/>
    </style:style>
    <style:style style:name="P21" style:family="paragraph" style:parent-style-name="Standard">
      <style:text-properties style:font-name="Liberation Mono" fo:font-size="10pt" officeooo:rsid="002b54ab" officeooo:paragraph-rsid="0046d240" style:font-name-asian="Droid Sans Fallback2" style:font-size-asian="10pt" style:font-name-complex="Liberation Mono" style:font-size-complex="10pt"/>
    </style:style>
    <style:style style:name="P22" style:family="paragraph" style:parent-style-name="Standard">
      <style:text-properties style:font-name="Liberation Mono" fo:font-size="10pt" officeooo:rsid="002b54ab" officeooo:paragraph-rsid="004c36e5" style:font-name-asian="Droid Sans Fallback2" style:font-size-asian="10pt" style:font-name-complex="Liberation Mono" style:font-size-complex="10pt"/>
    </style:style>
    <style:style style:name="P23" style:family="paragraph" style:parent-style-name="Standard">
      <style:text-properties style:font-name="Liberation Mono" fo:font-size="10pt" officeooo:rsid="002b54ab" officeooo:paragraph-rsid="004c8b1f" style:font-name-asian="Droid Sans Fallback2" style:font-size-asian="10pt" style:font-name-complex="Liberation Mono" style:font-size-complex="10pt"/>
    </style:style>
    <style:style style:name="P24" style:family="paragraph" style:parent-style-name="Standard">
      <style:text-properties style:font-name="Liberation Mono" fo:font-size="10pt" officeooo:rsid="002b54ab" officeooo:paragraph-rsid="004d86c6" style:font-name-asian="Droid Sans Fallback2" style:font-size-asian="10pt" style:font-name-complex="Liberation Mono" style:font-size-complex="10pt"/>
    </style:style>
    <style:style style:name="P25" style:family="paragraph" style:parent-style-name="Standard">
      <style:text-properties style:font-name="Liberation Mono" fo:font-size="10pt" officeooo:rsid="002b54ab" officeooo:paragraph-rsid="0052b063" style:font-name-asian="Droid Sans Fallback2" style:font-size-asian="10pt" style:font-name-complex="Liberation Mono" style:font-size-complex="10pt"/>
    </style:style>
    <style:style style:name="P26" style:family="paragraph" style:parent-style-name="Standard">
      <style:text-properties style:font-name="Liberation Mono" fo:font-size="10pt" officeooo:rsid="002b54ab" officeooo:paragraph-rsid="005406ad" style:font-name-asian="Droid Sans Fallback2" style:font-size-asian="10pt" style:font-name-complex="Liberation Mono" style:font-size-complex="10pt"/>
    </style:style>
    <style:style style:name="P27" style:family="paragraph" style:parent-style-name="Standard">
      <style:text-properties style:font-name="Liberation Mono" fo:font-size="10pt" officeooo:rsid="002b54ab" officeooo:paragraph-rsid="005457fa" style:font-name-asian="Droid Sans Fallback2" style:font-size-asian="10pt" style:font-name-complex="Liberation Mono" style:font-size-complex="10pt"/>
    </style:style>
    <style:style style:name="P28" style:family="paragraph" style:parent-style-name="Standard">
      <style:text-properties style:font-name="Liberation Mono" fo:font-size="10pt" officeooo:rsid="002b54ab" officeooo:paragraph-rsid="0055688c" style:font-name-asian="Droid Sans Fallback2" style:font-size-asian="10pt" style:font-name-complex="Liberation Mono" style:font-size-complex="10pt"/>
    </style:style>
    <style:style style:name="P29" style:family="paragraph" style:parent-style-name="Standard">
      <style:text-properties style:font-name="Liberation Mono" fo:font-size="10pt" officeooo:rsid="002b54ab" officeooo:paragraph-rsid="0057618f" style:font-name-asian="Droid Sans Fallback2" style:font-size-asian="10pt" style:font-name-complex="Liberation Mono" style:font-size-complex="10pt"/>
    </style:style>
    <style:style style:name="P30" style:family="paragraph" style:parent-style-name="Standard">
      <style:text-properties style:font-name="Liberation Mono" fo:font-size="10pt" officeooo:rsid="002b54ab" officeooo:paragraph-rsid="0058d55c" style:font-name-asian="Droid Sans Fallback2" style:font-size-asian="10pt" style:font-name-complex="Liberation Mono" style:font-size-complex="10pt"/>
    </style:style>
    <style:style style:name="P31" style:family="paragraph" style:parent-style-name="Standard">
      <style:text-properties style:font-name="Liberation Mono" fo:font-size="10pt" officeooo:rsid="002b54ab" officeooo:paragraph-rsid="00590aca" style:font-name-asian="Droid Sans Fallback2" style:font-size-asian="10pt" style:font-name-complex="Liberation Mono" style:font-size-complex="10pt"/>
    </style:style>
    <style:style style:name="P32" style:family="paragraph" style:parent-style-name="Standard">
      <style:text-properties style:font-name="Liberation Mono" fo:font-size="10pt" officeooo:rsid="002b54ab" officeooo:paragraph-rsid="005c6382" style:font-name-asian="Droid Sans Fallback2" style:font-size-asian="10pt" style:font-name-complex="Liberation Mono" style:font-size-complex="10pt"/>
    </style:style>
    <style:style style:name="P33" style:family="paragraph" style:parent-style-name="Standard">
      <style:text-properties style:font-name="Liberation Mono" fo:font-size="10pt" officeooo:rsid="002b54ab" officeooo:paragraph-rsid="005fe33a" style:font-name-asian="Droid Sans Fallback2" style:font-size-asian="10pt" style:font-name-complex="Liberation Mono" style:font-size-complex="10pt"/>
    </style:style>
    <style:style style:name="P34" style:family="paragraph" style:parent-style-name="Standard">
      <style:text-properties style:font-name="Liberation Mono" fo:font-size="10pt" officeooo:rsid="002b54ab" officeooo:paragraph-rsid="00602f0e" style:font-name-asian="Droid Sans Fallback2" style:font-size-asian="10pt" style:font-name-complex="Liberation Mono" style:font-size-complex="10pt"/>
    </style:style>
    <style:style style:name="P35" style:family="paragraph" style:parent-style-name="Standard">
      <style:text-properties style:font-name="Liberation Mono" fo:font-size="10pt" officeooo:rsid="002b54ab" officeooo:paragraph-rsid="00614960" style:font-name-asian="Droid Sans Fallback2" style:font-size-asian="10pt" style:font-name-complex="Liberation Mono" style:font-size-complex="10pt"/>
    </style:style>
    <style:style style:name="P36" style:family="paragraph" style:parent-style-name="Standard">
      <style:text-properties style:font-name="Liberation Mono" fo:font-size="10pt" officeooo:rsid="002b54ab" officeooo:paragraph-rsid="00616c12" style:font-name-asian="Droid Sans Fallback2" style:font-size-asian="10pt" style:font-name-complex="Liberation Mono" style:font-size-complex="10pt"/>
    </style:style>
    <style:style style:name="P37" style:family="paragraph" style:parent-style-name="Standard">
      <style:text-properties style:font-name="Liberation Mono" fo:font-size="10pt" officeooo:rsid="002b54ab" officeooo:paragraph-rsid="006261b0" style:font-name-asian="Droid Sans Fallback2" style:font-size-asian="10pt" style:font-name-complex="Liberation Mono" style:font-size-complex="10pt"/>
    </style:style>
    <style:style style:name="P38" style:family="paragraph" style:parent-style-name="Standard">
      <style:text-properties style:font-name="Liberation Mono" fo:font-size="10pt" officeooo:rsid="003b6a71" officeooo:paragraph-rsid="003b6a71" style:font-name-asian="Droid Sans Fallback2" style:font-size-asian="10pt" style:font-name-complex="Liberation Mono" style:font-size-complex="10pt"/>
    </style:style>
    <style:style style:name="P39" style:family="paragraph" style:parent-style-name="Standard">
      <style:text-properties style:font-name="Liberation Mono" fo:font-size="12pt" officeooo:rsid="005b9e0a" officeooo:paragraph-rsid="003f5748" style:font-name-asian="Droid Sans Fallback2" style:font-size-asian="12pt" style:font-name-complex="Liberation Mono" style:font-size-complex="12pt"/>
    </style:style>
    <style:style style:name="P40" style:family="paragraph" style:parent-style-name="Standard">
      <style:text-properties style:font-name="Liberation Mono" fo:font-size="12pt" officeooo:rsid="005b9e0a" officeooo:paragraph-rsid="004077a8" style:font-name-asian="Droid Sans Fallback2" style:font-size-asian="12pt" style:font-name-complex="Liberation Mono" style:font-size-complex="12pt"/>
    </style:style>
    <style:style style:name="P41" style:family="paragraph" style:parent-style-name="Standard">
      <style:text-properties officeooo:paragraph-rsid="001dfd42"/>
    </style:style>
    <style:style style:name="P42" style:family="paragraph" style:parent-style-name="Standard">
      <style:text-properties officeooo:rsid="0027111f" officeooo:paragraph-rsid="001e5de4"/>
    </style:style>
    <style:style style:name="P43" style:family="paragraph" style:parent-style-name="Standard">
      <style:text-properties officeooo:paragraph-rsid="0030b634"/>
    </style:style>
    <style:style style:name="P44" style:family="paragraph" style:parent-style-name="Standard">
      <style:text-properties fo:font-size="12pt" officeooo:rsid="005b9e0a" officeooo:paragraph-rsid="003f5748" style:font-size-asian="12pt" style:font-size-complex="12pt"/>
    </style:style>
    <style:style style:name="P45" style:family="paragraph" style:parent-style-name="Standard">
      <style:text-properties officeooo:paragraph-rsid="003f5748"/>
    </style:style>
    <style:style style:name="P46" style:family="paragraph" style:parent-style-name="Standard">
      <style:text-properties officeooo:paragraph-rsid="0046d240"/>
    </style:style>
    <style:style style:name="P47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3af676" style:font-name-asian="Droid Sans Fallback2" style:font-size-asian="10pt" style:font-name-complex="Liberation Mono" style:font-size-complex="10pt"/>
    </style:style>
    <style:style style:name="P48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35534c" style:font-name-asian="Droid Sans Fallback2" style:font-size-asian="10pt" style:font-name-complex="Liberation Mono" style:font-size-complex="10pt"/>
    </style:style>
    <style:style style:name="P49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35d1f8" style:font-name-asian="Droid Sans Fallback2" style:font-size-asian="10pt" style:font-name-complex="Liberation Mono" style:font-size-complex="10pt"/>
    </style:style>
    <style:style style:name="P50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4d86c6" style:font-name-asian="Droid Sans Fallback2" style:font-size-asian="10pt" style:font-name-complex="Liberation Mono" style:font-size-complex="10pt"/>
    </style:style>
    <style:style style:name="P51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564065" style:font-name-asian="Droid Sans Fallback2" style:font-size-asian="10pt" style:font-name-complex="Liberation Mono" style:font-size-complex="10pt"/>
    </style:style>
    <style:style style:name="P52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602f0e" style:font-name-asian="Droid Sans Fallback2" style:font-size-asian="10pt" style:font-name-complex="Liberation Mono" style:font-size-complex="10pt"/>
    </style:style>
    <style:style style:name="P53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6261b0" style:font-name-asian="Droid Sans Fallback2" style:font-size-asian="10pt" style:font-name-complex="Liberation Mono" style:font-size-complex="10pt"/>
    </style:style>
    <style:style style:name="P54" style:family="paragraph" style:parent-style-name="Standard">
      <style:paragraph-properties fo:break-before="page"/>
      <style:text-properties style:font-name="Liberation Mono" fo:font-size="10pt" officeooo:rsid="002b54ab" officeooo:paragraph-rsid="0058d55c" style:font-name-asian="Droid Sans Fallback2" style:font-size-asian="10pt" style:font-name-complex="Liberation Mono" style:font-size-complex="10pt"/>
    </style:style>
    <style:style style:name="P55" style:family="paragraph" style:parent-style-name="Standard">
      <style:paragraph-properties fo:break-before="page"/>
      <style:text-properties style:font-name="Liberation Mono" fo:font-size="10pt" officeooo:rsid="002b54ab" officeooo:paragraph-rsid="005c6382" style:font-name-asian="Droid Sans Fallback2" style:font-size-asian="10pt" style:font-name-complex="Liberation Mono" style:font-size-complex="10pt"/>
    </style:style>
    <style:style style:name="P56" style:family="paragraph" style:parent-style-name="Standard">
      <style:paragraph-properties fo:break-before="page"/>
      <style:text-properties style:font-name="Liberation Mono" fo:font-size="10pt" officeooo:rsid="002b54ab" officeooo:paragraph-rsid="006261b0" style:font-name-asian="Droid Sans Fallback2" style:font-size-asian="10pt" style:font-name-complex="Liberation Mono" style:font-size-complex="10pt"/>
    </style:style>
    <style:style style:name="P57" style:family="paragraph" style:parent-style-name="Standard">
      <style:paragraph-properties fo:break-before="page"/>
      <style:text-properties officeooo:paragraph-rsid="0025d066"/>
    </style:style>
    <style:style style:name="P58" style:family="paragraph" style:parent-style-name="Preformatted_20_Text">
      <style:text-properties officeooo:paragraph-rsid="0009185d"/>
    </style:style>
    <style:style style:name="P59" style:family="paragraph" style:parent-style-name="Preformatted_20_Text">
      <style:text-properties officeooo:rsid="000adb0a" officeooo:paragraph-rsid="000adb0a"/>
    </style:style>
    <style:style style:name="P60" style:family="paragraph" style:parent-style-name="Preformatted_20_Text">
      <style:text-properties officeooo:rsid="000c573d" officeooo:paragraph-rsid="000c573d"/>
    </style:style>
    <style:style style:name="P61" style:family="paragraph" style:parent-style-name="Preformatted_20_Text">
      <style:text-properties officeooo:rsid="000fe789" officeooo:paragraph-rsid="000fe789"/>
    </style:style>
    <style:style style:name="P62" style:family="paragraph" style:parent-style-name="Preformatted_20_Text">
      <style:text-properties officeooo:rsid="00138a1f" officeooo:paragraph-rsid="00138a1f"/>
    </style:style>
    <style:style style:name="P63" style:family="paragraph" style:parent-style-name="Preformatted_20_Text">
      <style:text-properties officeooo:rsid="00155aa9" officeooo:paragraph-rsid="00155aa9"/>
    </style:style>
    <style:style style:name="P64" style:family="paragraph" style:parent-style-name="Preformatted_20_Text">
      <style:text-properties style:font-name="Liberation Mono" fo:font-size="10pt" officeooo:rsid="00138a1f" officeooo:paragraph-rsid="00138a1f" style:font-name-asian="Droid Sans Fallback2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rsid="0015ca1e" officeooo:paragraph-rsid="001c92c6" style:font-name-asian="Droid Sans Fallback2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rsid="001844b1" officeooo:paragraph-rsid="001844b1" style:font-name-asian="Droid Sans Fallback2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rsid="00194479" officeooo:paragraph-rsid="00194479" style:font-name-asian="Droid Sans Fallback2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015ca1e" officeooo:paragraph-rsid="001844b1" fo:background-color="transparent" style:font-name-asian="Droid Sans Fallback2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01844b1" officeooo:paragraph-rsid="001844b1" fo:background-color="transparent" style:font-name-asian="Droid Sans Fallback2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0194479" officeooo:paragraph-rsid="00194479" fo:background-color="transparent" style:font-name-asian="Droid Sans Fallback2" style:font-size-asian="10pt" style:font-name-complex="Liberation Mono" style:font-size-complex="10pt"/>
    </style:style>
    <style:style style:name="P71" style:family="paragraph" style:parent-style-name="Standard">
      <style:text-properties style:font-name="Liberation Mono" fo:font-size="10pt" officeooo:rsid="002b54ab" officeooo:paragraph-rsid="006261b0" style:font-name-asian="Droid Sans Fallback2" style:font-size-asian="10pt" style:font-name-complex="Liberation Mono" style:font-size-complex="10pt"/>
    </style:style>
    <style:style style:name="P72" style:family="paragraph" style:parent-style-name="Standard">
      <style:text-properties style:font-name="Liberation Mono" fo:font-size="10pt" officeooo:rsid="002b54ab" officeooo:paragraph-rsid="006cc310" style:font-name-asian="Droid Sans Fallback2" style:font-size-asian="10pt" style:font-name-complex="Liberation Mono" style:font-size-complex="10pt"/>
    </style:style>
    <style:style style:name="P73" style:family="paragraph" style:parent-style-name="Standard">
      <style:paragraph-properties fo:break-before="page"/>
      <style:text-properties style:font-name="Liberation Mono" fo:font-size="10pt" officeooo:rsid="002b54ab" officeooo:paragraph-rsid="006cc310" style:font-name-asian="Droid Sans Fallback2" style:font-size-asian="10pt" style:font-name-complex="Liberation Mono" style:font-size-complex="10pt"/>
    </style:style>
    <style:style style:name="P74" style:family="paragraph" style:parent-style-name="Standard">
      <style:paragraph-properties fo:background-color="#ffff00">
        <style:background-image/>
      </style:paragraph-properties>
      <style:text-properties style:font-name="Liberation Mono" fo:font-size="10pt" officeooo:rsid="002b54ab" officeooo:paragraph-rsid="006cc310" style:font-name-asian="Droid Sans Fallback2" style:font-size-asian="10pt" style:font-name-complex="Liberation Mono" style:font-size-complex="10pt"/>
    </style:style>
    <style:style style:name="T1" style:family="text">
      <style:text-properties officeooo:rsid="00078840"/>
    </style:style>
    <style:style style:name="T2" style:family="text">
      <style:text-properties fo:background-color="#3399ff" loext:char-shading-value="0"/>
    </style:style>
    <style:style style:name="T3" style:family="text">
      <style:text-properties fo:background-color="#00cc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55aa9" fo:background-color="transparent" loext:char-shading-value="0"/>
    </style:style>
    <style:style style:name="T6" style:family="text">
      <style:text-properties officeooo:rsid="001c92c6" fo:background-color="transparent" loext:char-shading-value="0"/>
    </style:style>
    <style:style style:name="T7" style:family="text">
      <style:text-properties officeooo:rsid="00194479" fo:background-color="transparent" loext:char-shading-value="0"/>
    </style:style>
    <style:style style:name="T8" style:family="text">
      <style:text-properties fo:font-size="12pt" officeooo:rsid="002068a8" style:font-size-asian="12pt" style:font-size-complex="12pt"/>
    </style:style>
    <style:style style:name="T9" style:family="text">
      <style:text-properties fo:font-size="12pt" officeooo:rsid="001ea735" style:font-size-asian="12pt" style:font-size-complex="12pt"/>
    </style:style>
    <style:style style:name="T10" style:family="text">
      <style:text-properties fo:font-size="12pt" officeooo:rsid="00203ae7" style:font-size-asian="12pt" style:font-size-complex="12pt"/>
    </style:style>
    <style:style style:name="T11" style:family="text">
      <style:text-properties fo:font-size="12pt" officeooo:rsid="001ff2fd" style:font-size-asian="12pt" style:font-size-complex="12pt"/>
    </style:style>
    <style:style style:name="T12" style:family="text">
      <style:text-properties fo:font-size="12pt" officeooo:rsid="002f6a1f" style:font-size-asian="12pt" style:font-size-complex="12pt"/>
    </style:style>
    <style:style style:name="T13" style:family="text">
      <style:text-properties fo:font-size="12pt" officeooo:rsid="002068a8" fo:background-color="transparent" loext:char-shading-value="0" style:font-size-asian="12pt" style:font-size-complex="12pt"/>
    </style:style>
    <style:style style:name="T14" style:family="text">
      <style:text-properties fo:color="#800000" fo:font-size="12pt" officeooo:rsid="001ff2fd" style:font-size-asian="12pt" style:font-size-complex="12pt"/>
    </style:style>
    <style:style style:name="T15" style:family="text">
      <style:text-properties fo:color="#800000" fo:font-size="12pt" officeooo:rsid="002068a8" fo:background-color="transparent" loext:char-shading-value="0" style:font-size-asian="12pt" style:font-size-complex="12pt"/>
    </style:style>
    <style:style style:name="T16" style:family="text">
      <style:text-properties style:use-window-font-color="true" officeooo:rsid="000c573d" fo:background-color="transparent" loext:char-shading-value="0"/>
    </style:style>
    <style:style style:name="T17" style:family="text">
      <style:text-properties style:use-window-font-color="true" officeooo:rsid="0021af54" fo:background-color="transparent" loext:char-shading-value="0"/>
    </style:style>
    <style:style style:name="T18" style:family="text">
      <style:text-properties style:use-window-font-color="true" officeooo:rsid="0027608c" fo:background-color="transparent" loext:char-shading-value="0"/>
    </style:style>
    <style:style style:name="T19" style:family="text">
      <style:text-properties style:use-window-font-color="true" officeooo:rsid="00286868" fo:background-color="transparent" loext:char-shading-value="0"/>
    </style:style>
    <style:style style:name="T20" style:family="text">
      <style:text-properties style:use-window-font-color="true" officeooo:rsid="0029105a" fo:background-color="transparent" loext:char-shading-value="0"/>
    </style:style>
    <style:style style:name="T21" style:family="text">
      <style:text-properties style:use-window-font-color="true" officeooo:rsid="002ae5f2" fo:background-color="transparent" loext:char-shading-value="0"/>
    </style:style>
    <style:style style:name="T22" style:family="text">
      <style:text-properties style:use-window-font-color="true" officeooo:rsid="002c2ac5" fo:background-color="transparent" loext:char-shading-value="0"/>
    </style:style>
    <style:style style:name="T23" style:family="text">
      <style:text-properties style:use-window-font-color="true" officeooo:rsid="002d681a" fo:background-color="transparent" loext:char-shading-value="0"/>
    </style:style>
    <style:style style:name="T24" style:family="text">
      <style:text-properties style:use-window-font-color="true" officeooo:rsid="002efe6d" fo:background-color="transparent" loext:char-shading-value="0"/>
    </style:style>
    <style:style style:name="T25" style:family="text">
      <style:text-properties style:use-window-font-color="true" officeooo:rsid="002fc0ca" fo:background-color="transparent" loext:char-shading-value="0"/>
    </style:style>
    <style:style style:name="T26" style:family="text">
      <style:text-properties style:use-window-font-color="true" officeooo:rsid="00315cde" fo:background-color="transparent" loext:char-shading-value="0"/>
    </style:style>
    <style:style style:name="T27" style:family="text">
      <style:text-properties style:use-window-font-color="true" officeooo:rsid="003189da" fo:background-color="transparent" loext:char-shading-value="0"/>
    </style:style>
    <style:style style:name="T28" style:family="text">
      <style:text-properties style:use-window-font-color="true" officeooo:rsid="0033d62d" fo:background-color="transparent" loext:char-shading-value="0"/>
    </style:style>
    <style:style style:name="T29" style:family="text">
      <style:text-properties style:use-window-font-color="true" officeooo:rsid="0035534c" fo:background-color="transparent" loext:char-shading-value="0"/>
    </style:style>
    <style:style style:name="T30" style:family="text">
      <style:text-properties style:use-window-font-color="true" officeooo:rsid="00366250" fo:background-color="transparent" loext:char-shading-value="0"/>
    </style:style>
    <style:style style:name="T31" style:family="text">
      <style:text-properties style:use-window-font-color="true" officeooo:rsid="0037c533" fo:background-color="transparent" loext:char-shading-value="0"/>
    </style:style>
    <style:style style:name="T32" style:family="text">
      <style:text-properties style:use-window-font-color="true" officeooo:rsid="00399c30" fo:background-color="transparent" loext:char-shading-value="0"/>
    </style:style>
    <style:style style:name="T33" style:family="text">
      <style:text-properties style:use-window-font-color="true" officeooo:rsid="003af676" fo:background-color="transparent" loext:char-shading-value="0"/>
    </style:style>
    <style:style style:name="T34" style:family="text">
      <style:text-properties style:use-window-font-color="true" officeooo:rsid="0040d4d1" fo:background-color="transparent" loext:char-shading-value="0"/>
    </style:style>
    <style:style style:name="T35" style:family="text">
      <style:text-properties style:use-window-font-color="true" officeooo:rsid="0041521a" fo:background-color="transparent" loext:char-shading-value="0"/>
    </style:style>
    <style:style style:name="T36" style:family="text">
      <style:text-properties style:use-window-font-color="true" officeooo:rsid="004277c4" fo:background-color="transparent" loext:char-shading-value="0"/>
    </style:style>
    <style:style style:name="T37" style:family="text">
      <style:text-properties style:use-window-font-color="true" officeooo:rsid="0046d240" fo:background-color="transparent" loext:char-shading-value="0"/>
    </style:style>
    <style:style style:name="T38" style:family="text">
      <style:text-properties style:use-window-font-color="true" officeooo:rsid="004c36e5" fo:background-color="transparent" loext:char-shading-value="0"/>
    </style:style>
    <style:style style:name="T39" style:family="text">
      <style:text-properties style:use-window-font-color="true" officeooo:rsid="004c8b1f" fo:background-color="transparent" loext:char-shading-value="0"/>
    </style:style>
    <style:style style:name="T40" style:family="text">
      <style:text-properties style:use-window-font-color="true" officeooo:rsid="004d86c6" fo:background-color="transparent" loext:char-shading-value="0"/>
    </style:style>
    <style:style style:name="T41" style:family="text">
      <style:text-properties style:use-window-font-color="true" officeooo:rsid="005406ad" fo:background-color="transparent" loext:char-shading-value="0"/>
    </style:style>
    <style:style style:name="T42" style:family="text">
      <style:text-properties style:use-window-font-color="true" officeooo:rsid="005457fa" fo:background-color="transparent" loext:char-shading-value="0"/>
    </style:style>
    <style:style style:name="T43" style:family="text">
      <style:text-properties style:use-window-font-color="true" officeooo:rsid="0055688c" fo:background-color="transparent" loext:char-shading-value="0"/>
    </style:style>
    <style:style style:name="T44" style:family="text">
      <style:text-properties style:use-window-font-color="true" officeooo:rsid="00564065" fo:background-color="transparent" loext:char-shading-value="0"/>
    </style:style>
    <style:style style:name="T45" style:family="text">
      <style:text-properties style:use-window-font-color="true" officeooo:rsid="00575f5f" fo:background-color="transparent" loext:char-shading-value="0"/>
    </style:style>
    <style:style style:name="T46" style:family="text">
      <style:text-properties style:use-window-font-color="true" officeooo:rsid="00590aca" fo:background-color="transparent" loext:char-shading-value="0"/>
    </style:style>
    <style:style style:name="T47" style:family="text">
      <style:text-properties style:use-window-font-color="true" officeooo:rsid="005c6382" fo:background-color="transparent" loext:char-shading-value="0"/>
    </style:style>
    <style:style style:name="T48" style:family="text">
      <style:text-properties style:use-window-font-color="true" officeooo:rsid="005fe33a" fo:background-color="transparent" loext:char-shading-value="0"/>
    </style:style>
    <style:style style:name="T49" style:family="text">
      <style:text-properties style:use-window-font-color="true" officeooo:rsid="00602f0e" fo:background-color="transparent" loext:char-shading-value="0"/>
    </style:style>
    <style:style style:name="T50" style:family="text">
      <style:text-properties style:use-window-font-color="true" officeooo:rsid="00614960" fo:background-color="transparent" loext:char-shading-value="0"/>
    </style:style>
    <style:style style:name="T51" style:family="text">
      <style:text-properties style:use-window-font-color="true" officeooo:rsid="00616c12" fo:background-color="transparent" loext:char-shading-value="0"/>
    </style:style>
    <style:style style:name="T52" style:family="text">
      <style:text-properties style:use-window-font-color="true" officeooo:rsid="006261b0" fo:background-color="transparent" loext:char-shading-value="0"/>
    </style:style>
    <style:style style:name="T53" style:family="text">
      <style:text-properties style:use-window-font-color="true" officeooo:rsid="006bb7a4" fo:background-color="transparent" loext:char-shading-value="0"/>
    </style:style>
    <style:style style:name="T54" style:family="text">
      <style:text-properties style:use-window-font-color="true" officeooo:rsid="006cc310" fo:background-color="transparent" loext:char-shading-value="0"/>
    </style:style>
    <style:style style:name="T55" style:family="text">
      <style:text-properties style:use-window-font-color="true" style:font-name="Liberation Mono" fo:font-size="10pt" officeooo:rsid="000c573d" fo:background-color="transparent" loext:char-shading-value="0" style:font-name-asian="Droid Sans Fallback2" style:font-size-asian="10pt" style:font-name-complex="Liberation Mono" style:font-size-complex="10pt"/>
    </style:style>
    <style:style style:name="T56" style:family="text">
      <style:text-properties style:use-window-font-color="true" style:font-name="Liberation Mono" fo:font-size="10pt" officeooo:rsid="001e5de4" fo:background-color="transparent" loext:char-shading-value="0" style:font-name-asian="Droid Sans Fallback2" style:font-size-asian="10pt" style:font-name-complex="Liberation Mono" style:font-size-complex="10pt"/>
    </style:style>
    <style:style style:name="T57" style:family="text">
      <style:text-properties style:use-window-font-color="true" style:font-name="Liberation Mono" fo:font-size="10pt" officeooo:rsid="002ae5f2" fo:background-color="transparent" loext:char-shading-value="0" style:font-name-asian="Droid Sans Fallback2" style:font-size-asian="10pt" style:font-name-complex="Liberation Mono" style:font-size-complex="10pt"/>
    </style:style>
    <style:style style:name="T58" style:family="text">
      <style:text-properties style:use-window-font-color="true" style:font-name="Liberation Mono" fo:font-size="10pt" officeooo:rsid="0046d240" fo:background-color="transparent" loext:char-shading-value="0" style:font-name-asian="Droid Sans Fallback2" style:font-size-asian="10pt" style:font-name-complex="Liberation Mono" style:font-size-complex="10pt"/>
    </style:style>
    <style:style style:name="T59" style:family="text">
      <style:text-properties style:use-window-font-color="true" style:font-name="Liberation Mono" fo:font-size="10pt" officeooo:rsid="000c573d" fo:background-color="#3399ff" loext:char-shading-value="0" style:font-name-asian="Droid Sans Fallback2" style:font-size-asian="10pt" style:font-name-complex="Liberation Mono" style:font-size-complex="10pt"/>
    </style:style>
    <style:style style:name="T60" style:family="text">
      <style:text-properties style:use-window-font-color="true" style:font-name="Liberation Mono" fo:font-size="10pt" officeooo:rsid="000c573d" fo:background-color="#00cc33" loext:char-shading-value="0" style:font-name-asian="Droid Sans Fallback2" style:font-size-asian="10pt" style:font-name-complex="Liberation Mono" style:font-size-complex="10pt"/>
    </style:style>
    <style:style style:name="T61" style:family="text">
      <style:text-properties style:use-window-font-color="true" style:font-name="Liberation Mono" fo:font-size="10pt" officeooo:rsid="000c573d" fo:background-color="#ff9900" loext:char-shading-value="0" style:font-name-asian="Droid Sans Fallback2" style:font-size-asian="10pt" style:font-name-complex="Liberation Mono" style:font-size-complex="10pt"/>
    </style:style>
    <style:style style:name="T62" style:family="text">
      <style:text-properties style:use-window-font-color="true" style:font-name="Liberation Mono" fo:font-size="10pt" fo:font-weight="normal" officeooo:rsid="0046d240" fo:background-color="transparent" loext:char-shading-value="0" style:font-name-asian="Droid Sans Fallback2" style:font-size-asian="10pt" style:font-weight-asian="normal" style:font-name-complex="Liberation Mono" style:font-size-complex="10pt"/>
    </style:style>
    <style:style style:name="T63" style:family="text">
      <style:text-properties style:use-window-font-color="true" style:font-name="Liberation Mono" fo:font-size="10pt" fo:font-weight="normal" officeooo:rsid="004bd3a8" fo:background-color="transparent" loext:char-shading-value="0" style:font-name-asian="Droid Sans Fallback2" style:font-size-asian="10pt" style:font-weight-asian="normal" style:font-name-complex="Liberation Mono" style:font-size-complex="10pt"/>
    </style:style>
    <style:style style:name="T64" style:family="text">
      <style:text-properties style:use-window-font-color="true" officeooo:rsid="0021af54" fo:background-color="#00cc33" loext:char-shading-value="0"/>
    </style:style>
    <style:style style:name="T65" style:family="text">
      <style:text-properties style:use-window-font-color="true" officeooo:rsid="0040d4d1" fo:background-color="#00cc33" loext:char-shading-value="0"/>
    </style:style>
    <style:style style:name="T66" style:family="text">
      <style:text-properties style:use-window-font-color="true" officeooo:rsid="004277c4" fo:background-color="#00cc33" loext:char-shading-value="0"/>
    </style:style>
    <style:style style:name="T67" style:family="text">
      <style:text-properties style:use-window-font-color="true" officeooo:rsid="0027608c" fo:background-color="#3399ff" loext:char-shading-value="0"/>
    </style:style>
    <style:style style:name="T68" style:family="text">
      <style:text-properties style:use-window-font-color="true" officeooo:rsid="00286868" fo:background-color="#3399ff" loext:char-shading-value="0"/>
    </style:style>
    <style:style style:name="T69" style:family="text">
      <style:text-properties style:use-window-font-color="true" officeooo:rsid="0029105a" fo:background-color="#3399ff" loext:char-shading-value="0"/>
    </style:style>
    <style:style style:name="T70" style:family="text">
      <style:text-properties style:use-window-font-color="true" officeooo:rsid="002efe6d" fo:background-color="#3399ff" loext:char-shading-value="0"/>
    </style:style>
    <style:style style:name="T71" style:family="text">
      <style:text-properties style:use-window-font-color="true" officeooo:rsid="00399c30" fo:background-color="#3399ff" loext:char-shading-value="0"/>
    </style:style>
    <style:style style:name="T72" style:family="text">
      <style:text-properties style:use-window-font-color="true" officeooo:rsid="0040d4d1" fo:background-color="#3399ff" loext:char-shading-value="0"/>
    </style:style>
    <style:style style:name="T73" style:family="text">
      <style:text-properties style:use-window-font-color="true" officeooo:rsid="0046d240" fo:background-color="#3399ff" loext:char-shading-value="0"/>
    </style:style>
    <style:style style:name="T74" style:family="text">
      <style:text-properties style:use-window-font-color="true" officeooo:rsid="004c8b1f" fo:background-color="#3399ff" loext:char-shading-value="0"/>
    </style:style>
    <style:style style:name="T75" style:family="text">
      <style:text-properties style:use-window-font-color="true" officeooo:rsid="004c36e5" fo:background-color="#3399ff" loext:char-shading-value="0"/>
    </style:style>
    <style:style style:name="T76" style:family="text">
      <style:text-properties style:use-window-font-color="true" officeooo:rsid="005457fa" fo:background-color="#3399ff" loext:char-shading-value="0"/>
    </style:style>
    <style:style style:name="T77" style:family="text">
      <style:text-properties style:use-window-font-color="true" officeooo:rsid="005406ad" fo:background-color="#3399ff" loext:char-shading-value="0"/>
    </style:style>
    <style:style style:name="T78" style:family="text">
      <style:text-properties style:use-window-font-color="true" officeooo:rsid="0055688c" fo:background-color="#3399ff" loext:char-shading-value="0"/>
    </style:style>
    <style:style style:name="T79" style:family="text">
      <style:text-properties style:use-window-font-color="true" officeooo:rsid="005fe33a" fo:background-color="#3399ff" loext:char-shading-value="0"/>
    </style:style>
    <style:style style:name="T80" style:family="text">
      <style:text-properties style:use-window-font-color="true" officeooo:rsid="00602f0e" fo:background-color="#3399ff" loext:char-shading-value="0"/>
    </style:style>
    <style:style style:name="T81" style:family="text">
      <style:text-properties style:use-window-font-color="true" officeooo:rsid="00614960" fo:background-color="#3399ff" loext:char-shading-value="0"/>
    </style:style>
    <style:style style:name="T82" style:family="text">
      <style:text-properties style:use-window-font-color="true" officeooo:rsid="00616c12" fo:background-color="#3399ff" loext:char-shading-value="0"/>
    </style:style>
    <style:style style:name="T83" style:family="text">
      <style:text-properties style:use-window-font-color="true" officeooo:rsid="006261b0" fo:background-color="#3399ff" loext:char-shading-value="0"/>
    </style:style>
    <style:style style:name="T84" style:family="text">
      <style:text-properties style:use-window-font-color="true" officeooo:rsid="006cc310" fo:background-color="#3399ff" loext:char-shading-value="0"/>
    </style:style>
    <style:style style:name="T85" style:family="text">
      <style:text-properties style:use-window-font-color="true" fo:font-size="12pt" officeooo:rsid="001ff2fd" fo:background-color="transparent" loext:char-shading-value="0" style:font-size-asian="12pt" style:font-size-complex="12pt"/>
    </style:style>
    <style:style style:name="T86" style:family="text">
      <style:text-properties style:use-window-font-color="true" fo:font-size="12pt" officeooo:rsid="001ea735" fo:background-color="transparent" loext:char-shading-value="0" style:font-size-asian="12pt" style:font-size-complex="12pt"/>
    </style:style>
    <style:style style:name="T87" style:family="text">
      <style:text-properties style:use-window-font-color="true" fo:font-size="10pt" officeooo:rsid="003b6a71" fo:background-color="transparent" loext:char-shading-value="0" style:font-size-asian="10pt" style:font-size-complex="10pt"/>
    </style:style>
    <style:style style:name="T88" style:family="text">
      <style:text-properties style:use-window-font-color="true" officeooo:rsid="002efe6d" fo:background-color="#ff9900" loext:char-shading-value="0"/>
    </style:style>
    <style:style style:name="T89" style:family="text">
      <style:text-properties style:use-window-font-color="true" officeooo:rsid="00614960" fo:background-color="#ff9900" loext:char-shading-value="0"/>
    </style:style>
    <style:style style:name="T90" style:family="text">
      <style:text-properties fo:color="#ff0000" fo:font-size="12pt" officeooo:rsid="002f6a1f" fo:background-color="transparent" loext:char-shading-value="0" style:font-size-asian="12pt" style:font-size-complex="12pt"/>
    </style:style>
    <style:style style:name="T91" style:family="text">
      <style:text-properties fo:color="#ff0000" fo:font-size="12pt" officeooo:rsid="001ea735" fo:background-color="transparent" loext:char-shading-value="0" style:font-size-asian="12pt" style:font-size-complex="12pt"/>
    </style:style>
    <style:style style:name="T92" style:family="text">
      <style:text-properties fo:color="#ff0000" officeooo:rsid="00597584"/>
    </style:style>
    <style:style style:name="T93" style:family="text">
      <style:text-properties fo:color="#ff0000" officeooo:rsid="001ea735"/>
    </style:style>
    <style:style style:name="T94" style:family="text">
      <style:text-properties fo:color="#ff0000" fo:background-color="transparent" loext:char-shading-value="0"/>
    </style:style>
    <style:style style:name="T95" style:family="text">
      <style:text-properties fo:color="#0000ff" fo:font-size="12pt" officeooo:rsid="0035bd85" fo:background-color="transparent" loext:char-shading-value="0" style:font-size-asian="12pt" style:font-size-complex="12pt"/>
    </style:style>
    <style:style style:name="T96" style:family="text">
      <style:text-properties fo:color="#0000ff" officeooo:rsid="005e2a2f" fo:background-color="transparent" loext:char-shading-value="0"/>
    </style:style>
    <style:style style:name="T97" style:family="text">
      <style:text-properties fo:color="#0000ff" officeooo:rsid="005e2a2f"/>
    </style:style>
    <style:style style:name="T98" style:family="text">
      <style:text-properties fo:color="#0000ff" officeooo:rsid="0035bd85"/>
    </style:style>
    <style:style style:name="T99" style:family="text">
      <style:text-properties fo:color="#0000ff" officeooo:rsid="00597584"/>
    </style:style>
    <style:style style:name="T100" style:family="text">
      <style:text-properties fo:color="#0000ff" officeooo:rsid="005e2218"/>
    </style:style>
    <style:style style:name="T101" style:family="text">
      <style:text-properties officeooo:rsid="001ff2fd"/>
    </style:style>
    <style:style style:name="T102" style:family="text">
      <style:text-properties officeooo:rsid="001ea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用户打开<text:span text:style-name="T1">wifi开关触发wifiEnabler的onSwitchChanged方法</text:span></text:p>
      <text:p text:style-name="P63">onSwitChange最終調用wifiServiceImpl的setWifiEnabled向wifiController發送 <text:span text:style-name="T4">CMD_WIFI_TOGGLED</text:span></text:p>
      <text:p text:style-name="P59">void <text:span text:style-name="T3">onSwitchChanged</text:span>(Switch switchView, boolean isChecked) </text:p>
      <text:p text:style-name="P59">{</text:p>
      <text:p text:style-name="P60"><text:s text:c="2"/>if (!mWifiManager.<text:span text:style-name="T2">setWifiEnabled</text:span>(isChecked)) {</text:p>
      <text:p text:style-name="P60"><text:s text:c="12"/>// Error</text:p>
      <text:p text:style-name="P60"><text:s text:c="12"/>mSwitchBar.setEnabled(true);</text:p>
      <text:p text:style-name="P60"><text:s text:c="12"/>Toast.makeText(mContext, R.string.wifi_error, Toast.LENGTH_SHORT).show();</text:p>
      <text:p text:style-name="P60"><text:s text:c="8"/>}</text:p>
      <text:p text:style-name="P59">}</text:p>
      <text:p text:style-name="P59"/>
      <text:p text:style-name="P61"><text:s text:c="3"/>public boolean <text:span text:style-name="T2">setWifiEnabled</text:span>(boolean enabled) {</text:p>
      <text:p text:style-name="P61"><text:s text:c="8"/>if (mAppOps.noteOp(AppOpsManager.OP_WIFI_CHANGE) !=</text:p>
      <text:p text:style-name="P61"><text:s text:c="16"/>AppOpsManager.MODE_ALLOWED)</text:p>
      <text:p text:style-name="P61"><text:s text:c="12"/>return false;</text:p>
      <text:p text:style-name="P61"><text:s text:c="8"/>try {</text:p>
      <text:p text:style-name="P61"><text:s text:c="12"/>return <text:span text:style-name="T2">mService.setWifiEnabled</text:span>(enabled);</text:p>
      <text:p text:style-name="P61"><text:s text:c="8"/>} catch (RemoteException e) {</text:p>
      <text:p text:style-name="P61"><text:s text:c="12"/>return false;</text:p>
      <text:p text:style-name="P61"><text:s text:c="8"/>}</text:p>
      <text:p text:style-name="P61"><text:s text:c="4"/>}</text:p>
      <text:p text:style-name="P61"/>
      <text:p text:style-name="P62">synchronized boolean <text:span text:style-name="T2">setWifiEnabled</text:span>(boolean enable) </text:p>
      <text:p text:style-name="P62">{</text:p>
      <text:p text:style-name="P63"><text:tab/><text:span text:style-name="T2">mWifiController.sendMessage(CMD_WIFI_TOGGLED);</text:span></text:p>
      <text:p text:style-name="P63"><text:s text:c="8"/>return true;</text:p>
      <text:p text:style-name="P62">}</text:p>
      <text:p text:style-name="P64"/>
      <text:p text:style-name="P65">wifiController處理 <text:span text:style-name="T5">CMD_WIFI_TOGGLED</text:span><text:span text:style-name="T4">，</text:span></text:p>
      <text:p text:style-name="P65"><text:span text:style-name="T4">由 ApStaDisabledState處理,</text:span><text:span text:style-name="T6">將wifiController狀態转换到 </text:span><text:span text:style-name="T7">mDeviceActiveState</text:span></text:p>
      <text:p text:style-name="P68">ApStaDisabledState</text:p>
      <text:p text:style-name="P69">{</text:p>
      <text:p text:style-name="P67"><text:span text:style-name="T4">case </text:span><text:span text:style-name="T2">CMD_WIFI_TOGGLED</text:span><text:span text:style-name="T4">:</text:span></text:p>
      <text:p text:style-name="P70"><text:s text:c="20"/>if (mSettingsStore.isWifiToggleEnabled()) {</text:p>
      <text:p text:style-name="P70"><text:s text:c="24"/>if (doDeferEnable(msg)) {</text:p>
      <text:p text:style-name="P70"><text:s text:c="28"/>if (mHaveDeferredEnable) {</text:p>
      <text:p text:style-name="P70"><text:s text:c="32"/>// <text:s/>have 2 toggles now, inc serial number an ignore both</text:p>
      <text:p text:style-name="P70"><text:s text:c="32"/>mDeferredEnableSerialNumber++;</text:p>
      <text:p text:style-name="P70"><text:s text:c="28"/>}</text:p>
      <text:p text:style-name="P70"><text:s text:c="28"/>mHaveDeferredEnable = !mHaveDeferredEnable;</text:p>
      <text:p text:style-name="P70"><text:s text:c="28"/>break;</text:p>
      <text:p text:style-name="P70"><text:s text:c="24"/>}</text:p>
      <text:p text:style-name="P70"><text:s text:c="24"/>if (mDeviceIdle == false) {</text:p>
      <text:p text:style-name="P67"><text:span text:style-name="T4"><text:s text:c="28"/></text:span><text:span text:style-name="T2">transitionTo(mDeviceActiveState);</text:span></text:p>
      <text:p text:style-name="P70"><text:s text:c="24"/>} else {</text:p>
      <text:p text:style-name="P70"><text:s text:c="28"/>checkLocksAndTransitionWhenDeviceIdle();</text:p>
      <text:p text:style-name="P70"><text:s text:c="24"/>}</text:p>
      <text:p text:style-name="P70"><text:s text:c="20"/>} else if (mSettingsStore.isScanAlwaysAvailable()) {</text:p>
      <text:p text:style-name="P70"><text:s text:c="24"/>transitionTo(mStaDisabledWithScanState);</text:p>
      <text:p text:style-name="P70"><text:s text:c="20"/>}</text:p>
      <text:p text:style-name="P70"><text:s text:c="20"/>break;</text:p>
      <text:p text:style-name="P69">}</text:p>
      <text:p text:style-name="P66"/>
      <text:p text:style-name="P66"/>
      <text:p text:style-name="P66"/>
      <text:p text:style-name="P66"/>
      <text:p text:style-name="P41"><text:soft-page-break/><text:span text:style-name="Emphasis"><text:span text:style-name="T9"><text:s text:c="26"/></text:span></text:span><text:span text:style-name="Emphasis"><text:span text:style-name="T10">m</text:span></text:span><text:span text:style-name="Emphasis"><text:span text:style-name="T9">DefaultState</text:span></text:span></text:p>
      <text:p text:style-name="P41"><text:span text:style-name="Emphasis"><text:span text:style-name="T9"><text:s text:c="26"/>/ <text:s text:c="18"/>\</text:span></text:span></text:p>
      <text:p text:style-name="P41"><text:span text:style-name="Emphasis"><text:span text:style-name="T11"><text:s text:c="2"/></text:span></text:span><text:span text:style-name="Emphasis"><text:span text:style-name="T14">mApStaDisabledState</text:span></text:span><text:span text:style-name="Emphasis"><text:span text:style-name="T9"> <text:s text:c="6"/></text:span></text:span><text:span text:style-name="Emphasis"><text:span text:style-name="T11">mStaEnabledState</text:span></text:span></text:p>
      <text:p text:style-name="P41"><text:span text:style-name="Emphasis"><text:span text:style-name="T11"><text:tab/><text:tab/><text:tab/><text:tab/> <text:s text:c="5"/></text:span></text:span><text:span text:style-name="Emphasis"><text:span text:style-name="T8">\</text:span></text:span></text:p>
      <text:p text:style-name="P1"><text:span text:style-name="Emphasis"><text:span text:style-name="T13"><text:tab/><text:tab/><text:tab/> <text:s text:c="8"/></text:span></text:span><text:span text:style-name="Emphasis"><text:span text:style-name="T15">mDeviceActiveState</text:span></text:span></text:p>
      <text:p text:style-name="P2"><text:span text:style-name="Emphasis"><text:span text:style-name="T16">先调用到父状态mStaEnabledState的 enter(),在调用 DeviceActiveState 的 enter()</text:span></text:span></text:p>
      <text:p text:style-name="P42"><text:span text:style-name="Emphasis"><text:span text:style-name="T55">class </text:span></text:span><text:span text:style-name="Emphasis"><text:span text:style-name="T60">StaEnabledState</text:span></text:span><text:span text:style-name="Emphasis"><text:span text:style-name="T55"> extends State {</text:span></text:span></text:p>
      <text:p text:style-name="P42"><text:span text:style-name="Emphasis"><text:span text:style-name="T55"><text:s text:c="8"/>@Override</text:span></text:span></text:p>
      <text:p text:style-name="P42"><text:span text:style-name="Emphasis"><text:span text:style-name="T55"><text:s text:c="8"/>public void enter() { <text:s text:c="7"/><text:tab/></text:span></text:span></text:p>
      <text:p text:style-name="P42"><text:span text:style-name="Emphasis"><text:span text:style-name="T55"><text:s text:c="12"/>mWifiStateMachine.</text:span></text:span><text:span text:style-name="Emphasis"><text:span text:style-name="T61">setSupplicantRunning</text:span></text:span><text:span text:style-name="Emphasis"><text:span text:style-name="T55">(true);</text:span></text:span></text:p>
      <text:p text:style-name="P42"><text:span text:style-name="Emphasis"><text:span text:style-name="T55"><text:tab/>//</text:span></text:span><text:span text:style-name="Emphasis"><text:span text:style-name="T56">向wifiStateMachien發 </text:span></text:span><text:span text:style-name="Emphasis"><text:span text:style-name="T59">CMD_START_SUPPLICANT</text:span></text:span></text:p>
      <text:p text:style-name="P42"><text:span text:style-name="Emphasis"><text:span text:style-name="T55"><text:s text:c="8"/>} <text:s text:c="6"/></text:span></text:span></text:p>
      <text:p text:style-name="P2"><text:span text:style-name="Emphasis"><text:span text:style-name="T16"><text:s text:c="4"/>} </text:span></text:span></text:p>
      <text:p text:style-name="P3"><text:span text:style-name="Emphasis"><text:span text:style-name="T17">class </text:span></text:span><text:span text:style-name="Emphasis"><text:span text:style-name="T64">DeviceActiveState</text:span></text:span><text:span text:style-name="Emphasis"><text:span text:style-name="T17"> extends State {</text:span></text:span></text:p>
      <text:p text:style-name="P3"><text:span text:style-name="Emphasis"><text:span text:style-name="T17"><text:s text:c="8"/>@Override</text:span></text:span></text:p>
      <text:p text:style-name="P3"><text:span text:style-name="Emphasis"><text:span text:style-name="T17"><text:s text:c="8"/>public void enter() { <text:s text:c="7"/></text:span></text:span></text:p>
      <text:p text:style-name="P3"><text:span text:style-name="Emphasis"><text:span text:style-name="T17"><text:s text:c="12"/>mWifiStateMachine.setOperationalMode(WifiStateMachine.CONNECT_MODE);</text:span></text:span></text:p>
      <text:p text:style-name="P4"><text:span text:style-name="Emphasis"><text:span text:style-name="T17"><text:tab/>//</text:span></text:span><text:span text:style-name="Emphasis"><text:span text:style-name="T18">sendMessage(</text:span></text:span><text:span text:style-name="Emphasis"><text:span text:style-name="T67">CMD_SET_OPERATIONAL_MODE</text:span></text:span><text:span text:style-name="Emphasis"><text:span text:style-name="T18">, mode, 0);</text:span></text:span></text:p>
      <text:p text:style-name="P3"><text:span text:style-name="Emphasis"><text:span text:style-name="T17"><text:s text:c="12"/>mWifiStateMachine.setDriverStart(true);</text:span></text:span></text:p>
      <text:p text:style-name="P5"><text:span text:style-name="Emphasis"><text:span text:style-name="T17"><text:tab/>//</text:span></text:span><text:span text:style-name="Emphasis"><text:span text:style-name="T19">sendMessage(</text:span></text:span><text:span text:style-name="Emphasis"><text:span text:style-name="T68">CMD_START_DRIVER</text:span></text:span><text:span text:style-name="Emphasis"><text:span text:style-name="T19">);</text:span></text:span></text:p>
      <text:p text:style-name="P3"><text:span text:style-name="Emphasis"><text:span text:style-name="T17"><text:s text:c="12"/>mWifiStateMachine.setHighPerfModeEnabled(false);</text:span></text:span></text:p>
      <text:p text:style-name="P6"><text:span text:style-name="Emphasis"><text:span text:style-name="T17"><text:tab/>//</text:span></text:span><text:span text:style-name="Emphasis"><text:span text:style-name="T20">sendMessage(</text:span></text:span><text:span text:style-name="Emphasis"><text:span text:style-name="T69">CMD_SET_HIGH_PERF_MODE</text:span></text:span><text:span text:style-name="Emphasis"><text:span text:style-name="T20">, enable ? 1 : 0, 0);</text:span></text:span></text:p>
      <text:p text:style-name="P3"><text:span text:style-name="Emphasis"><text:span text:style-name="T17"><text:s text:c="8"/>}</text:span></text:span></text:p>
      <text:p text:style-name="P3"><text:span text:style-name="Emphasis"><text:span text:style-name="T17">}</text:span></text:span></text:p>
      <text:p text:style-name="P11"><text:span text:style-name="Emphasis"><text:span text:style-name="T26">wificontroller状态转换完成,状态转换过程中向</text:span></text:span><text:span text:style-name="Emphasis"><text:span text:style-name="T45">wifistateMachine發送了四條消息</text:span></text:span></text:p>
      <text:p text:style-name="P3"><text:span text:style-name="Emphasis"><text:span text:style-name="T57"/></text:span></text:p>
      <text:p text:style-name="P14"><text:span text:style-name="Emphasis"><text:span text:style-name="T21">wifistateMachine此時的消息隊列</text:span></text:span></text:p>
      <text:p text:style-name="P49"><text:span text:style-name="Emphasis"><text:span text:style-name="T21">CMD_START_SUPPLICANT--</text:span></text:span><text:span text:style-name="Emphasis"><text:span text:style-name="T29">&gt;</text:span></text:span><text:span text:style-name="Emphasis"><text:span text:style-name="T21">CMD_SET_OPERATIONAL_MODE</text:span></text:span></text:p>
      <text:p text:style-name="P49"><text:span text:style-name="Emphasis"><text:span text:style-name="T21">--</text:span></text:span><text:span text:style-name="Emphasis"><text:span text:style-name="T29">&gt;</text:span></text:span><text:span text:style-name="Emphasis"><text:span text:style-name="T21">CMD_START_DRIVER--</text:span></text:span><text:span text:style-name="Emphasis"><text:span text:style-name="T29">&gt;</text:span></text:span><text:span text:style-name="Emphasis"><text:span text:style-name="T21">CMD_SET_HIGH_PERF_MODE</text:span></text:span></text:p>
      <text:p text:style-name="P7"><text:span text:style-name="Emphasis"><text:span text:style-name="T26">wifiStateMachine的initialstate處理 <text:s/>CMD_START_SUPPLICANT</text:span></text:span></text:p>
      <text:p text:style-name="P29"><text:span text:style-name="Emphasis"><text:span text:style-name="T26">加载wifi driver ,启动wpa_supplicant ,监听wpas事件</text:span></text:span></text:p>
      <text:p text:style-name="P8"><text:span text:style-name="Emphasis"><text:span text:style-name="T22">initialstate</text:span></text:span></text:p>
      <text:p text:style-name="P8"><text:span text:style-name="Emphasis"><text:span text:style-name="T23">{</text:span></text:span></text:p>
      <text:p text:style-name="P9"><text:span text:style-name="Emphasis"><text:span text:style-name="T24">if (</text:span></text:span><text:span text:style-name="Emphasis"><text:span text:style-name="T88">mWifiNative.loadDriver()</text:span></text:span><text:span text:style-name="Emphasis"><text:span text:style-name="T24">)//加载wifi driver </text:span></text:span></text:p>
      <text:p text:style-name="P9"><text:span text:style-name="Emphasis"><text:span text:style-name="T24"><text:tab/>{ </text:span></text:span></text:p>
      <text:p text:style-name="P9"><text:span text:style-name="Emphasis"><text:span text:style-name="T24"><text:tab/><text:tab/>//reload STA firmware </text:span></text:span></text:p>
      <text:p text:style-name="P9"><text:span text:style-name="Emphasis"><text:span text:style-name="T24"><text:tab/>} </text:span></text:span></text:p>
      <text:p text:style-name="P9"><text:span text:style-name="Emphasis"><text:span text:style-name="T24"><text:tab/>if(</text:span></text:span><text:span text:style-name="Emphasis"><text:span text:style-name="T88">mWifiNative.startSupplicant(mP2pSupported)</text:span></text:span><text:span text:style-name="Emphasis"><text:span text:style-name="T24">)//启动wpa_supplicant </text:span></text:span></text:p>
      <text:p text:style-name="P9"><text:span text:style-name="Emphasis"><text:span text:style-name="T24"><text:tab/>{ </text:span></text:span></text:p>
      <text:p text:style-name="P9"><text:span text:style-name="Emphasis"><text:span text:style-name="T24"><text:tab/><text:tab/>setWifiState(WIFI_STATE_ENABLING); </text:span></text:span></text:p>
      <text:p text:style-name="P9"><text:span text:style-name="Emphasis"><text:span text:style-name="T24"><text:tab/><text:tab/></text:span></text:span><text:span text:style-name="Emphasis"><text:span text:style-name="T88">mWifiMonitor.startMonitoring();</text:span></text:span></text:p>
      <text:p text:style-name="P9"><text:span text:style-name="Emphasis"><text:span text:style-name="T24"><text:tab/><text:tab/>//调用WifiMonitor的startMonitoring去 </text:span></text:span></text:p>
      <text:p text:style-name="P9"><text:span text:style-name="Emphasis"><text:span text:style-name="T24"><text:tab/><text:tab/>//和wpa_supplicant建立socket连接并不断的从wpa_supplicant收event</text:span></text:span></text:p>
      <text:p text:style-name="P9"><text:span text:style-name="Emphasis"><text:span text:style-name="T24"><text:tab/><text:tab/>//在连接建立之后向 WifiStateMachine 发送</text:span></text:span><text:span text:style-name="Emphasis"><text:span text:style-name="T70"> SUP_CONNECTION_EVENT</text:span></text:span><text:span text:style-name="Emphasis"><text:span text:style-name="T24"> </text:span></text:span></text:p>
      <text:p text:style-name="P9"><text:span text:style-name="Emphasis"><text:span text:style-name="T24"><text:tab/><text:tab/>//新建 MonitorThread 不断的从wpa_supplicant收event </text:span></text:span></text:p>
      <text:p text:style-name="P9"><text:span text:style-name="Emphasis"><text:span text:style-name="T24"><text:tab/><text:tab/></text:span></text:span><text:span text:style-name="Emphasis"><text:span text:style-name="T70">transitionTo(mSupplicantStartingState);</text:span></text:span></text:p>
      <text:p text:style-name="P9"><text:span text:style-name="Emphasis"><text:span text:style-name="T24"><text:tab/><text:tab/>//切換</text:span></text:span><text:span text:style-name="Emphasis"><text:span text:style-name="T25">到</text:span></text:span><text:span text:style-name="Emphasis"><text:span text:style-name="T24">mSupplicantStartingState </text:span></text:span></text:p>
      <text:p text:style-name="P9"><text:span text:style-name="Emphasis"><text:span text:style-name="T24"><text:tab/>}</text:span></text:span></text:p>
      <text:p text:style-name="P8"><text:span text:style-name="Emphasis"><text:span text:style-name="T23">}</text:span></text:span></text:p>
      <text:p text:style-name="P43"><text:span text:style-name="Emphasis"><text:span text:style-name="T12"><text:tab/><text:tab/>mDefaultState</text:span></text:span></text:p>
      <text:p text:style-name="P43"><text:span text:style-name="Emphasis"><text:span text:style-name="T9"><text:s text:c="26"/>/ <text:s text:c="12"/>\</text:span></text:span></text:p>
      <text:p text:style-name="P10"><text:span text:style-name="Emphasis"><text:span text:style-name="T85"><text:s text:c="2"/></text:span></text:span><text:span text:style-name="Emphasis"><text:span text:style-name="T90">mInitialState</text:span></text:span><text:span text:style-name="Emphasis"><text:span text:style-name="T91"> </text:span></text:span><text:span text:style-name="Emphasis"><text:span text:style-name="T86"><text:s/></text:span></text:span><text:span text:style-name="Emphasis"><text:span text:style-name="T95">mSupplicantStartingState</text:span></text:span></text:p>
      <text:p text:style-name="P12"><text:span text:style-name="Emphasis"><text:span text:style-name="T24">mSupplicantStartingState沒有</text:span></text:span><text:span text:style-name="Emphasis"><text:span text:style-name="T27">enter函數，状态切换完成</text:span></text:span></text:p>
      <text:p text:style-name="P13"><text:span text:style-name="Emphasis"><text:span text:style-name="T27">此时</text:span></text:span><text:span text:style-name="Emphasis"><text:span text:style-name="T28">的消息队列</text:span></text:span></text:p>
      <text:p text:style-name="P48"><text:span text:style-name="Emphasis"><text:span text:style-name="T21">CMD_SET_OPERATIONAL_MODE--</text:span></text:span><text:span text:style-name="Emphasis"><text:span text:style-name="T29">&gt;</text:span></text:span><text:span text:style-name="Emphasis"><text:span text:style-name="T21">CMD_START_DRIVER--</text:span></text:span><text:span text:style-name="Emphasis"><text:span text:style-name="T29">&gt;</text:span></text:span><text:span text:style-name="Emphasis"><text:span text:style-name="T21">CMD_SET_HIGH_PERF_MODE--</text:span></text:span><text:span text:style-name="Emphasis"><text:span text:style-name="T29">&gt;</text:span></text:span><text:span text:style-name="Emphasis"><text:span text:style-name="T21"> SUP_CONNECTION_EVENT</text:span></text:span></text:p>
      <text:p text:style-name="P54"><text:span text:style-name="Emphasis"><text:span text:style-name="T24">mSupplicantStartingState處理</text:span></text:span><text:span text:style-name="Emphasis"><text:span text:style-name="T21">CMD_SET_OPERATIONAL_MODE, CMD_START_DRIVER, CMD_SET_HIGH_PERF_MODE, SUP_CONNECTION_EVENT,,</text:span></text:span><text:span text:style-name="Emphasis"><text:span text:style-name="T30">(</text:span></text:span><text:span text:style-name="Emphasis"><text:span text:style-name="T21">CMD_SET_OPERATIONAL_MODE, CMD_STA</text:span></text:span><text:span text:style-name="Emphasis"><text:span text:style-name="T30">RT_DRIVER被延遲處理),,處理 SUP_CONNECTION_EVENT時發送 WIFI_STATE_ENABLED廣播，</text:span></text:span></text:p>
      <text:p text:style-name="P30"><text:span text:style-name="Emphasis"><text:span text:style-name="T30">並將狀態轉換到DriverStartedState</text:span></text:span></text:p>
      <text:p text:style-name="P31"><text:span text:style-name="Emphasis"><text:span text:style-name="T30">状态转换过程</text:span></text:span><text:span text:style-name="Emphasis"><text:span text:style-name="T46">中又回将状态机切到 </text:span></text:span><text:span text:style-name="Emphasis"><text:span text:style-name="T36">mDisconnectedState</text:span></text:span></text:p>
      <text:p text:style-name="P15"><text:span text:style-name="Emphasis"><text:span text:style-name="T24">mSupplicantStartingState</text:span></text:span></text:p>
      <text:p text:style-name="P15"><text:span text:style-name="Emphasis"><text:span text:style-name="T31">{</text:span></text:span></text:p>
      <text:p text:style-name="P16"><text:span text:style-name="Emphasis"><text:span text:style-name="T32">case </text:span></text:span><text:span text:style-name="Emphasis"><text:span text:style-name="T71">WifiMonitor.SUP_CONNECTION_EVENT:</text:span></text:span></text:p>
      <text:p text:style-name="P47"><text:span text:style-name="Emphasis"><text:span text:style-name="T32"><text:tab/></text:span></text:span><text:span text:style-name="Emphasis"><text:span text:style-name="T33">setWifiState(WIFI_STATE_ENABLED);//啓動掃描</text:span></text:span></text:p>
      <text:p text:style-name="P17"><text:span text:style-name="Emphasis"><text:span text:style-name="T33"><text:tab/>….</text:span></text:span></text:p>
      <text:p text:style-name="P38"><text:s text:c="12"/>initializeWpsDetails();</text:p>
      <text:p text:style-name="P38"><text:s text:c="12"/>sendSupplicantConnectionChangedBroadcast(true);</text:p>
      <text:p text:style-name="P38"><text:s text:c="12"/><text:span text:style-name="T2">transitionTo(mDriverStartedState);</text:span></text:p>
      <text:p text:style-name="P15"><text:span text:style-name="Emphasis"><text:span text:style-name="T31">}</text:span></text:span></text:p>
      <text:p text:style-name="P45"><text:span text:style-name="Emphasis"><text:span text:style-name="T12"><text:tab/><text:tab/><text:tab/><text:tab/>mDefaultState</text:span></text:span></text:p>
      <text:p text:style-name="P45"><text:span text:style-name="Emphasis"><text:span text:style-name="T9"><text:s text:c="26"/><text:tab/><text:tab/>/ <text:s text:c="18"/>\</text:span></text:span></text:p>
      <text:p text:style-name="P44"><text:span text:style-name="Emphasis"><text:span text:style-name="T101"><text:s text:c="2"/><text:tab/></text:span></text:span><text:span text:style-name="Emphasis"><text:span text:style-name="T92">SupplicantStartingState</text:span></text:span><text:span text:style-name="Emphasis"><text:span text:style-name="T93"> </text:span></text:span><text:span text:style-name="Emphasis"><text:span text:style-name="T102"><text:s text:c="6"/></text:span></text:span><text:span text:style-name="Emphasis"><text:span text:style-name="T98">m</text:span></text:span><text:span text:style-name="Emphasis"><text:span text:style-name="T99">SupplicantStart</text:span></text:span><text:span text:style-name="Emphasis"><text:span text:style-name="T100">ed</text:span></text:span><text:span text:style-name="Emphasis"><text:span text:style-name="T99">State</text:span></text:span></text:p>
      <text:p text:style-name="P44"><text:span text:style-name="Emphasis"><text:span text:style-name="T99"><text:tab/><text:tab/><text:tab/><text:tab/><text:tab/><text:tab/></text:span></text:span><text:span text:style-name="Emphasis"><text:span text:style-name="T97">\</text:span></text:span></text:p>
      <text:p text:style-name="P39"><text:span text:style-name="Emphasis"><text:span text:style-name="T96"><text:tab/><text:tab/><text:tab/><text:tab/><text:tab/></text:span></text:span><text:span text:style-name="Emphasis"><text:span text:style-name="T94">DriverStartedState</text:span></text:span></text:p>
      <text:p text:style-name="P40"><text:span text:style-name="Emphasis"><text:span text:style-name="T87">先走SupplicantStartedState的enter();再調用DriverStartedState的enter()</text:span></text:span></text:p>
      <text:p text:style-name="P18"><text:span text:style-name="Emphasis"><text:span text:style-name="T65">driverStartedState</text:span></text:span></text:p>
      <text:p text:style-name="P18"><text:span text:style-name="Emphasis"><text:span text:style-name="T34">{</text:span></text:span></text:p>
      <text:p text:style-name="P18"><text:span text:style-name="Emphasis"><text:span text:style-name="T34"><text:tab/></text:span></text:span><text:span text:style-name="Emphasis"><text:span text:style-name="T72">enter()</text:span></text:span></text:p>
      <text:p text:style-name="P18"><text:span text:style-name="Emphasis"><text:span text:style-name="T34"><text:tab/>{</text:span></text:span></text:p>
      <text:p text:style-name="P19"><text:span text:style-name="Emphasis"><text:span text:style-name="T34"><text:tab/> </text:span></text:span><text:span text:style-name="Emphasis"><text:span text:style-name="T35"><text:s text:c="3"/>if (mOperationalMode != CONNECT_MODE) {</text:span></text:span></text:p>
      <text:p text:style-name="P19"><text:span text:style-name="Emphasis"><text:span text:style-name="T35"><text:s text:c="16"/><text:tab/>….</text:span></text:span></text:p>
      <text:p text:style-name="P19"><text:span text:style-name="Emphasis"><text:span text:style-name="T35"><text:s text:c="12"/><text:tab/> <text:s text:c="3"/>}</text:span></text:span></text:p>
      <text:p text:style-name="P20"><text:span text:style-name="Emphasis"><text:span text:style-name="T35"><text:tab/> <text:s text:c="3"/></text:span></text:span><text:span text:style-name="Emphasis"><text:span text:style-name="T36">else {</text:span></text:span></text:p>
      <text:p text:style-name="P20"><text:span text:style-name="Emphasis"><text:span text:style-name="T36"><text:s text:c="25"/>mWifiNative.status();</text:span></text:span></text:p>
      <text:p text:style-name="P20"><text:span text:style-name="Emphasis"><text:span text:style-name="T36"><text:s text:c="24"/></text:span></text:span><text:span text:style-name="Emphasis"><text:span text:style-name="T66">transitionTo(mDisconnectedState);</text:span></text:span></text:p>
      <text:p text:style-name="P20"><text:span text:style-name="Emphasis"><text:span text:style-name="T36"><text:s text:c="20"/>}</text:span></text:span></text:p>
      <text:p text:style-name="P18"><text:span text:style-name="Emphasis"><text:span text:style-name="T34"><text:tab/>}</text:span></text:span></text:p>
      <text:p text:style-name="P18"><text:span text:style-name="Emphasis"><text:span text:style-name="T34">}</text:span></text:span></text:p>
      <text:p text:style-name="P21"><text:span text:style-name="Emphasis"><text:span text:style-name="T37">使WifiStateMachine转入 DisconnectedState ,調DisconnetedState的enter()</text:span></text:span></text:p>
      <text:p text:style-name="P21"><text:span text:style-name="Emphasis"><text:span text:style-name="T73">DisconnetedState</text:span></text:span></text:p>
      <text:p text:style-name="P21"><text:span text:style-name="Emphasis"><text:span text:style-name="T37">{</text:span></text:span></text:p>
      <text:p text:style-name="P21"><text:span text:style-name="Emphasis"><text:span text:style-name="T37"/></text:span></text:p>
      <text:p text:style-name="P21"><text:span text:style-name="Emphasis"><text:span text:style-name="T37">}</text:span></text:span></text:p>
      <text:p text:style-name="P46"><text:span text:style-name="Emphasis"><text:span text:style-name="T58">處理被延遲的消息。</text:span></text:span><text:span text:style-name="Emphasis"><text:span text:style-name="T62">CMD_SET_OPERATIONAL_MODE、CMD_START_DRIVER</text:span></text:span></text:p>
      <text:p text:style-name="P46"><text:span text:style-name="Emphasis"><text:span text:style-name="T62">。。。</text:span></text:span><text:span text:style-name="Emphasis"><text:span text:style-name="T63">toggledon結束。</text:span></text:span></text:p>
      <text:p text:style-name="P21"><text:span text:style-name="Emphasis"><text:span text:style-name="T37"/></text:span></text:p>
      <text:p text:style-name="P57"><text:span text:style-name="Emphasis"><text:span text:style-name="T55"/></text:span></text:p>
      <text:p text:style-name="P22"><text:span text:style-name="Emphasis"><text:span text:style-name="T88">mWifiNative.loadDriver()</text:span></text:span></text:p>
      <text:p text:style-name="P22"><text:span text:style-name="Emphasis"><text:span text:style-name="T38">{ "loadDriver", "()Z", <text:s/>(void *)</text:span></text:span><text:span text:style-name="Emphasis"><text:span text:style-name="T75">android_net_wifi_loadDriver</text:span></text:span><text:span text:style-name="Emphasis"><text:span text:style-name="T38"> },</text:span></text:span></text:p>
      <text:p text:style-name="P23"><text:span text:style-name="Emphasis"><text:span text:style-name="T39">static jboolean </text:span></text:span><text:span text:style-name="Emphasis"><text:span text:style-name="T74">android_net_wifi_loadDriver</text:span></text:span><text:span text:style-name="Emphasis"><text:span text:style-name="T39">(JNIEnv* env, jobject)</text:span></text:span></text:p>
      <text:p text:style-name="P23"><text:span text:style-name="Emphasis"><text:span text:style-name="T39">{</text:span></text:span></text:p>
      <text:p text:style-name="P23"><text:span text:style-name="Emphasis"><text:span text:style-name="T39"><text:s text:c="4"/>g_pItemListMutex = new pthread_mutex_t;</text:span></text:span></text:p>
      <text:p text:style-name="P23"><text:span text:style-name="Emphasis"><text:span text:style-name="T39"><text:s text:c="4"/>if (NULL == g_pItemListMutex) {</text:span></text:span></text:p>
      <text:p text:style-name="P23"><text:span text:style-name="Emphasis"><text:span text:style-name="T39"><text:s text:c="8"/>ALOGE("Failed to allocate memory for g_pItemListMutex!");</text:span></text:span></text:p>
      <text:p text:style-name="P23"><text:span text:style-name="Emphasis"><text:span text:style-name="T39"><text:s text:c="8"/>return JNI_FALSE;</text:span></text:span></text:p>
      <text:p text:style-name="P23"><text:span text:style-name="Emphasis"><text:span text:style-name="T39"><text:s text:c="4"/>}</text:span></text:span></text:p>
      <text:p text:style-name="P23"><text:span text:style-name="Emphasis"><text:span text:style-name="T39"><text:s text:c="4"/>pthread_mutex_init(g_pItemListMutex, NULL);</text:span></text:span></text:p>
      <text:p text:style-name="P23"><text:span text:style-name="Emphasis"><text:span text:style-name="T39"><text:s text:c="4"/>return (::</text:span></text:span><text:span text:style-name="Emphasis"><text:span text:style-name="T74">wifi_load_driver()</text:span></text:span><text:span text:style-name="Emphasis"><text:span text:style-name="T39"> == 0);</text:span></text:span></text:p>
      <text:p text:style-name="P23"><text:span text:style-name="Emphasis"><text:span text:style-name="T39">}</text:span></text:span></text:p>
      <text:p text:style-name="P23"><text:span text:style-name="Emphasis"><text:span text:style-name="T39">int wifi_load_driver()</text:span></text:span></text:p>
      <text:p text:style-name="P23"><text:span text:style-name="Emphasis"><text:span text:style-name="T39">{</text:span></text:span></text:p>
      <text:p text:style-name="P24"><text:span text:style-name="Emphasis"><text:span text:style-name="T40"><text:s/>if (strcmp(FIRMWARE_LOADER,"") == 0) {</text:span></text:span></text:p>
      <text:p text:style-name="P24"><text:span text:style-name="Emphasis"><text:span text:style-name="T40"><text:s text:c="8"/>property_set(DRIVER_PROP_NAME, "ok");</text:span></text:span></text:p>
      <text:p text:style-name="P24"><text:span text:style-name="Emphasis"><text:span text:style-name="T40"><text:s text:c="4"/>}</text:span></text:span></text:p>
      <text:p text:style-name="P24"><text:span text:style-name="Emphasis"><text:span text:style-name="T40"><text:s text:c="4"/>else {</text:span></text:span></text:p>
      <text:p text:style-name="P50"><text:span text:style-name="Emphasis"><text:span text:style-name="T40"><text:s text:c="8"/>property_set("ctl.start", FIRMWARE_LOADER);</text:span></text:span></text:p>
      <text:p text:style-name="P24"><text:span text:style-name="Emphasis"><text:span text:style-name="T40"><text:s text:c="4"/>}</text:span></text:span></text:p>
      <text:p text:style-name="P23"><text:span text:style-name="Emphasis"><text:span text:style-name="T39">}</text:span></text:span></text:p>
      <text:p text:style-name="P25"><text:span text:style-name="Emphasis"><text:span text:style-name="T88">mWifiNative.startSupplicant(mP2pSupported)</text:span></text:span></text:p>
      <text:p text:style-name="P26"><text:span text:style-name="Emphasis"><text:span text:style-name="T41"><text:s text:c="4"/>{ "startSupplicant", "(Z)Z", <text:s/>(void *)</text:span></text:span><text:span text:style-name="Emphasis"><text:span text:style-name="T77">android_net_wifi_startSupplicant</text:span></text:span><text:span text:style-name="Emphasis"><text:span text:style-name="T41"> },</text:span></text:span></text:p>
      <text:p text:style-name="P27"><text:span text:style-name="Emphasis"><text:span text:style-name="T42">static jboolean </text:span></text:span><text:span text:style-name="Emphasis"><text:span text:style-name="T76">android_net_wifi_startSupplicant</text:span></text:span><text:span text:style-name="Emphasis"><text:span text:style-name="T42">(JNIEnv* env, jobject, jboolean p2pSupported)</text:span></text:span></text:p>
      <text:p text:style-name="P27"><text:span text:style-name="Emphasis"><text:span text:style-name="T42">{</text:span></text:span></text:p>
      <text:p text:style-name="P27"><text:span text:style-name="Emphasis"><text:span text:style-name="T42"><text:s text:c="4"/>return (::</text:span></text:span><text:span text:style-name="Emphasis"><text:span text:style-name="T76">wifi_start_supplicant</text:span></text:span><text:span text:style-name="Emphasis"><text:span text:style-name="T42">(p2pSupported) == 0);</text:span></text:span></text:p>
      <text:p text:style-name="P27"><text:span text:style-name="Emphasis"><text:span text:style-name="T42">}</text:span></text:span></text:p>
      <text:p text:style-name="P28"/>
      <text:p text:style-name="P28"><text:span text:style-name="Emphasis"><text:span text:style-name="T43">int </text:span></text:span><text:span text:style-name="Emphasis"><text:span text:style-name="T78">wifi_start_supplicant</text:span></text:span><text:span text:style-name="Emphasis"><text:span text:style-name="T43">(int p2p_supported)</text:span></text:span></text:p>
      <text:p text:style-name="P28"><text:span text:style-name="Emphasis"><text:span text:style-name="T43">{</text:span></text:span></text:p>
      <text:p text:style-name="P51"><text:span text:style-name="Emphasis"><text:span text:style-name="T44">property_set("ctl.start", supplicant_name);</text:span></text:span></text:p>
      <text:p text:style-name="P28"><text:span text:style-name="Emphasis"><text:span text:style-name="T43">}</text:span></text:span></text:p>
      <text:p text:style-name="P32"/>
      <text:p text:style-name="P55"><text:span text:style-name="Emphasis"><text:span text:style-name="T88">mWifiMonitor.startMonitoring();</text:span></text:span></text:p>
      <text:p text:style-name="P32"><text:span text:style-name="Emphasis"><text:span text:style-name="T47">{</text:span></text:span></text:p>
      <text:p text:style-name="P33"><text:span text:style-name="Emphasis"><text:span text:style-name="T48">public void startMonitoring() {</text:span></text:span></text:p>
      <text:p text:style-name="P33"><text:span text:style-name="Emphasis"><text:span text:style-name="T48"><text:s text:c="8"/>WifiMonitorSingleton.sInstance.</text:span></text:span><text:span text:style-name="Emphasis"><text:span text:style-name="T79">startMonitoring</text:span></text:span><text:span text:style-name="Emphasis"><text:span text:style-name="T48">(mInterfaceName);</text:span></text:span></text:p>
      <text:p text:style-name="P33"><text:span text:style-name="Emphasis"><text:span text:style-name="T48"><text:s text:c="4"/>}</text:span></text:span></text:p>
      <text:p text:style-name="P32"><text:span text:style-name="Emphasis"><text:span text:style-name="T47">}</text:span></text:span></text:p>
      <text:p text:style-name="P33"><text:span text:style-name="Emphasis"><text:span text:style-name="T48">public synchronized void </text:span></text:span><text:span text:style-name="Emphasis"><text:span text:style-name="T79">startMonitoring</text:span></text:span><text:span text:style-name="Emphasis"><text:span text:style-name="T48">(String iface) </text:span></text:span></text:p>
      <text:p text:style-name="P34"><text:span text:style-name="Emphasis"><text:span text:style-name="T48">{</text:span></text:span></text:p>
      <text:p text:style-name="P34"><text:span text:style-name="Emphasis"><text:span text:style-name="T49"><text:tab/>if (mConnected) </text:span></text:span></text:p>
      <text:p text:style-name="P34"><text:span text:style-name="Emphasis"><text:span text:style-name="T49"><text:tab/>{</text:span></text:span></text:p>
      <text:p text:style-name="P34"><text:span text:style-name="Emphasis"><text:span text:style-name="T49"><text:tab/><text:tab/>….</text:span></text:span></text:p>
      <text:p text:style-name="P34"><text:span text:style-name="Emphasis"><text:span text:style-name="T49"><text:s text:c="12"/>}</text:span></text:span></text:p>
      <text:p text:style-name="P34"><text:span text:style-name="Emphasis"><text:span text:style-name="T49"><text:tab/>else {</text:span></text:span></text:p>
      <text:p text:style-name="P34"><text:span text:style-name="Emphasis"><text:span text:style-name="T49"><text:s text:c="16"/>int connectTries = 0;</text:span></text:span></text:p>
      <text:p text:style-name="P34"><text:span text:style-name="Emphasis"><text:span text:style-name="T49"><text:s text:c="16"/>while (true) {</text:span></text:span></text:p>
      <text:p text:style-name="P34"><text:span text:style-name="Emphasis"><text:span text:style-name="T49"><text:s text:c="20"/>if (mWifiNative.connectToSupplicant()) {</text:span></text:span></text:p>
      <text:p text:style-name="P34"><text:span text:style-name="Emphasis"><text:span text:style-name="T49"><text:s text:c="24"/>m.mMonitoring = true;</text:span></text:span></text:p>
      <text:p text:style-name="P52"><text:span text:style-name="Emphasis"><text:span text:style-name="T49"><text:s text:c="24"/>m.mStateMachine.sendMessage(SUP_CONNECTION_EVENT);</text:span></text:span></text:p>
      <text:p text:style-name="P34"><text:span text:style-name="Emphasis"><text:span text:style-name="T49"><text:s text:c="24"/>new </text:span></text:span><text:span text:style-name="Emphasis"><text:span text:style-name="T80">MonitorThread(mWifiNative, this).start();</text:span></text:span></text:p>
      <text:p text:style-name="P34"><text:span text:style-name="Emphasis"><text:span text:style-name="T49"><text:s text:c="24"/>mConnected = true;</text:span></text:span></text:p>
      <text:p text:style-name="P34"><text:span text:style-name="Emphasis"><text:span text:style-name="T49"><text:s text:c="24"/>break;</text:span></text:span></text:p>
      <text:p text:style-name="P34"><text:span text:style-name="Emphasis"><text:span text:style-name="T49"><text:s text:c="20"/>}</text:span></text:span></text:p>
      <text:p text:style-name="P34"><text:span text:style-name="Emphasis"><text:span text:style-name="T49"><text:s text:c="20"/>if (connectTries++ &lt; 50) {</text:span></text:span></text:p>
      <text:p text:style-name="P34"><text:span text:style-name="Emphasis"><text:span text:style-name="T49"><text:s text:c="24"/>try {</text:span></text:span></text:p>
      <text:p text:style-name="P34"><text:span text:style-name="Emphasis"><text:span text:style-name="T49"><text:s text:c="28"/>Thread.sleep(100);</text:span></text:span></text:p>
      <text:p text:style-name="P34"><text:span text:style-name="Emphasis"><text:span text:style-name="T49"><text:s text:c="24"/>} catch (InterruptedException ignore) {</text:span></text:span></text:p>
      <text:p text:style-name="P34"><text:span text:style-name="Emphasis"><text:span text:style-name="T49"><text:s text:c="24"/>}</text:span></text:span></text:p>
      <text:p text:style-name="P34"><text:span text:style-name="Emphasis"><text:span text:style-name="T49"><text:s text:c="20"/>} else {</text:span></text:span></text:p>
      <text:p text:style-name="P34"><text:span text:style-name="Emphasis"><text:span text:style-name="T49"><text:s text:c="24"/>m.mStateMachine.sendMessage(SUP_DISCONNECTION_EVENT);</text:span></text:span></text:p>
      <text:p text:style-name="P34"><text:span text:style-name="Emphasis"><text:span text:style-name="T49"><text:s text:c="24"/>Log.e(TAG, "startMonitoring(" + iface + ") failed!");</text:span></text:span></text:p>
      <text:p text:style-name="P34"><text:span text:style-name="Emphasis"><text:span text:style-name="T49"><text:s text:c="24"/>break;</text:span></text:span></text:p>
      <text:p text:style-name="P34"><text:span text:style-name="Emphasis"><text:span text:style-name="T49"><text:s text:c="20"/>}</text:span></text:span></text:p>
      <text:p text:style-name="P34"><text:span text:style-name="Emphasis"><text:span text:style-name="T49"><text:s text:c="16"/>}</text:span></text:span></text:p>
      <text:p text:style-name="P34"><text:span text:style-name="Emphasis"><text:span text:style-name="T49"><text:s text:c="12"/>}</text:span></text:span></text:p>
      <text:p text:style-name="P33"><text:span text:style-name="Emphasis"><text:span text:style-name="T48"/></text:span></text:p>
      <text:p text:style-name="P33"><text:span text:style-name="Emphasis"><text:span text:style-name="T48">}</text:span></text:span></text:p>
      <text:p text:style-name="P33"/>
      <text:p text:style-name="P35"><text:span text:style-name="Emphasis"><text:span text:style-name="T50">public void run() </text:span></text:span></text:p>
      <text:p text:style-name="P35"><text:span text:style-name="Emphasis"><text:span text:style-name="T50">{</text:span></text:span></text:p>
      <text:p text:style-name="P35"><text:span text:style-name="Emphasis"><text:span text:style-name="T50"><text:s text:c="12"/>//noinspection InfiniteLoopStatement</text:span></text:span></text:p>
      <text:p text:style-name="P35"><text:span text:style-name="Emphasis"><text:span text:style-name="T50"><text:s text:c="12"/>for (;;) </text:span></text:span></text:p>
      <text:p text:style-name="P35"><text:span text:style-name="Emphasis"><text:span text:style-name="T50"><text:tab/>{</text:span></text:span></text:p>
      <text:p text:style-name="P35"><text:span text:style-name="Emphasis"><text:span text:style-name="T50"><text:s text:c="16"/><text:tab/>String eventStr = </text:span></text:span><text:span text:style-name="Emphasis"><text:span text:style-name="T81">mWifiNative.waitForEvent()</text:span></text:span><text:span text:style-name="Emphasis"><text:span text:style-name="T50">;</text:span></text:span></text:p>
      <text:p text:style-name="P35"/>
      <text:p text:style-name="P35"><text:span text:style-name="Emphasis"><text:span text:style-name="T50"><text:s text:c="15"/><text:tab/></text:span></text:span><text:span text:style-name="Emphasis"><text:span text:style-name="T89">if (mWifiMonitorSingleton.dispatchEvent(eventStr))</text:span></text:span><text:span text:style-name="Emphasis"><text:span text:style-name="T50"> //有</text:span></text:span><text:span text:style-name="Emphasis"><text:span text:style-name="T53">event才调</text:span></text:span></text:p>
      <text:p text:style-name="P35"><text:span text:style-name="Emphasis"><text:span text:style-name="T50"><text:tab/><text:tab/>{</text:span></text:span></text:p>
      <text:p text:style-name="P35"><text:span text:style-name="Emphasis"><text:span text:style-name="T50"><text:s text:c="20"/><text:tab/>break;</text:span></text:span></text:p>
      <text:p text:style-name="P35"><text:span text:style-name="Emphasis"><text:span text:style-name="T50"><text:s text:c="15"/><text:tab/>}</text:span></text:span></text:p>
      <text:p text:style-name="P35"><text:span text:style-name="Emphasis"><text:span text:style-name="T50"><text:s text:c="12"/>}</text:span></text:span></text:p>
      <text:p text:style-name="P35"><text:span text:style-name="Emphasis"><text:span text:style-name="T50">}</text:span></text:span></text:p>
      <text:p text:style-name="P35"/>
      <text:p text:style-name="P36"><text:span text:style-name="Emphasis"><text:span text:style-name="T51">public String </text:span></text:span><text:span text:style-name="Emphasis"><text:span text:style-name="T82">waitForEvent() </text:span></text:span><text:span text:style-name="Emphasis"><text:span text:style-name="T51">{</text:span></text:span></text:p>
      <text:p text:style-name="P36"><text:span text:style-name="Emphasis"><text:span text:style-name="T51"><text:s text:c="8"/>// No synchronization necessary .. it is implemented in WifiMonitor</text:span></text:span></text:p>
      <text:p text:style-name="P36"><text:span text:style-name="Emphasis"><text:span text:style-name="T51"><text:s text:c="8"/>return </text:span></text:span><text:span text:style-name="Emphasis"><text:span text:style-name="T82">waitForEventNative()</text:span></text:span><text:span text:style-name="Emphasis"><text:span text:style-name="T51">;</text:span></text:span></text:p>
      <text:p text:style-name="P36"><text:span text:style-name="Emphasis"><text:span text:style-name="T51"><text:s text:c="4"/>}</text:span></text:span></text:p>
      <text:p text:style-name="P37"><text:span text:style-name="Emphasis"><text:span text:style-name="T52"><text:s text:c="4"/>{ "waitForEventNative", "()Ljava/lang/String;", (void*)</text:span></text:span><text:span text:style-name="Emphasis"><text:span text:style-name="T83">android_net_wifi_waitForEvent</text:span></text:span><text:span text:style-name="Emphasis"><text:span text:style-name="T52"> },</text:span></text:span></text:p>
      <text:p text:style-name="P56"><text:span text:style-name="Emphasis"><text:span text:style-name="T52">static jstring android_net_wifi_waitForEvent(JNIEnv* env, jobject)</text:span></text:span></text:p>
      <text:p text:style-name="P37"><text:span text:style-name="Emphasis"><text:span text:style-name="T52">{</text:span></text:span></text:p>
      <text:p text:style-name="P37"><text:span text:style-name="Emphasis"><text:span text:style-name="T52"><text:s text:c="4"/>char buf[EVENT_BUF_SIZE];</text:span></text:span></text:p>
      <text:p text:style-name="P37"><text:span text:style-name="Emphasis"><text:span text:style-name="T52"><text:s text:c="4"/>int nread = ::</text:span></text:span><text:span text:style-name="Emphasis"><text:span text:style-name="T83">wifi_wait_for_event</text:span></text:span><text:span text:style-name="Emphasis"><text:span text:style-name="T52">(buf, sizeof buf);</text:span></text:span></text:p>
      <text:p text:style-name="P37"><text:span text:style-name="Emphasis"><text:span text:style-name="T52"><text:s text:c="4"/>if (nread &gt; 0) {</text:span></text:span></text:p>
      <text:p text:style-name="P37"><text:span text:style-name="Emphasis"><text:span text:style-name="T52"><text:s text:c="8"/>if (strstr(buf, " SSID=") || strstr(buf, " SSID ")){</text:span></text:span></text:p>
      <text:p text:style-name="P37"><text:span text:style-name="Emphasis"><text:span text:style-name="T52"><text:s text:c="12"/>constructEventSsid(buf);</text:span></text:span></text:p>
      <text:p text:style-name="P37"><text:span text:style-name="Emphasis"><text:span text:style-name="T52"><text:s text:c="8"/>}</text:span></text:span></text:p>
      <text:p text:style-name="P37"><text:span text:style-name="Emphasis"><text:span text:style-name="T52"><text:s text:c="8"/>return env-&gt;NewStringUTF(buf);</text:span></text:span></text:p>
      <text:p text:style-name="P37"><text:span text:style-name="Emphasis"><text:span text:style-name="T52"><text:s text:c="4"/>} else {</text:span></text:span></text:p>
      <text:p text:style-name="P37"><text:span text:style-name="Emphasis"><text:span text:style-name="T52"><text:s text:c="8"/>return NULL;</text:span></text:span></text:p>
      <text:p text:style-name="P37"><text:span text:style-name="Emphasis"><text:span text:style-name="T52"><text:s text:c="4"/>}</text:span></text:span></text:p>
      <text:p text:style-name="P37"><text:span text:style-name="Emphasis"><text:span text:style-name="T52">}</text:span></text:span></text:p>
      <text:p text:style-name="P37"><text:span text:style-name="Emphasis"><text:span text:style-name="T52">int </text:span></text:span><text:span text:style-name="Emphasis"><text:span text:style-name="T83">wifi_wait_for_event</text:span></text:span><text:span text:style-name="Emphasis"><text:span text:style-name="T52">(char *buf, size_t buflen)</text:span></text:span></text:p>
      <text:p text:style-name="P37"><text:span text:style-name="Emphasis"><text:span text:style-name="T52">{</text:span></text:span></text:p>
      <text:p text:style-name="P37"><text:span text:style-name="Emphasis"><text:span text:style-name="T52"><text:s text:c="4"/>return wifi_wait_on_socket(buf, buflen);</text:span></text:span></text:p>
      <text:p text:style-name="P37"><text:span text:style-name="Emphasis"><text:span text:style-name="T52">}</text:span></text:span></text:p>
      <text:p text:style-name="P37"><text:span text:style-name="Emphasis"><text:span text:style-name="T52">int </text:span></text:span><text:span text:style-name="Emphasis"><text:span text:style-name="T83">wifi_wait_on_socket</text:span></text:span><text:span text:style-name="Emphasis"><text:span text:style-name="T52">(char *buf, size_t buflen)</text:span></text:span></text:p>
      <text:p text:style-name="P37"><text:span text:style-name="Emphasis"><text:span text:style-name="T52">{</text:span></text:span></text:p>
      <text:p text:style-name="P37"><text:span text:style-name="Emphasis"><text:span text:style-name="T52"><text:s text:c="4"/>size_t nread = buflen - 1;</text:span></text:span></text:p>
      <text:p text:style-name="P37"><text:span text:style-name="Emphasis"><text:span text:style-name="T52"><text:s text:c="4"/>int result;</text:span></text:span></text:p>
      <text:p text:style-name="P37"><text:span text:style-name="Emphasis"><text:span text:style-name="T52"><text:s text:c="4"/>char *match, *match2;</text:span></text:span></text:p>
      <text:p text:style-name="P37"/>
      <text:p text:style-name="P37"><text:span text:style-name="Emphasis"><text:span text:style-name="T52"><text:s text:c="4"/>if (monitor_conn == NULL) {</text:span></text:span></text:p>
      <text:p text:style-name="P37"><text:span text:style-name="Emphasis"><text:span text:style-name="T52"><text:s text:c="8"/>return snprintf(buf, buflen, "IFNAME=%s %s - connection closed",</text:span></text:span></text:p>
      <text:p text:style-name="P37"><text:span text:style-name="Emphasis"><text:span text:style-name="T52"><text:s text:c="24"/>primary_iface, WPA_EVENT_TERMINATING);</text:span></text:span></text:p>
      <text:p text:style-name="P37"><text:span text:style-name="Emphasis"><text:span text:style-name="T52"><text:s text:c="4"/>}</text:span></text:span></text:p>
      <text:p text:style-name="P37"/>
      <text:p text:style-name="P53"><text:span text:style-name="Emphasis"><text:span text:style-name="T52"><text:s text:c="4"/>result = wifi_ctrl_recv(buf, &amp;nread);</text:span></text:span></text:p>
      <text:p text:style-name="P37"><text:span text:style-name="Emphasis"><text:span text:style-name="T52"><text:s text:c="3"/></text:span></text:span></text:p>
      <text:p text:style-name="P37"><text:span text:style-name="Emphasis"><text:span text:style-name="T52"><text:s text:c="2"/>if (strncmp(buf, IFNAME, IFNAMELEN) == 0) {</text:span></text:span></text:p>
      <text:p text:style-name="P37"><text:span text:style-name="Emphasis"><text:span text:style-name="T52"><text:s text:c="8"/>match = strchr(buf, ' ');</text:span></text:span></text:p>
      <text:p text:style-name="P37"><text:span text:style-name="Emphasis"><text:span text:style-name="T52"><text:s text:c="8"/>if (match != NULL) {</text:span></text:span></text:p>
      <text:p text:style-name="P37"><text:span text:style-name="Emphasis"><text:span text:style-name="T52"><text:s text:c="12"/>if (match[1] == '&lt;') {</text:span></text:span></text:p>
      <text:p text:style-name="P37"><text:span text:style-name="Emphasis"><text:span text:style-name="T52"><text:s text:c="16"/>match2 = strchr(match + 2, '&gt;');</text:span></text:span></text:p>
      <text:p text:style-name="P37"><text:span text:style-name="Emphasis"><text:span text:style-name="T52"><text:s text:c="16"/>if (match2 != NULL) {</text:span></text:span></text:p>
      <text:p text:style-name="P37"><text:span text:style-name="Emphasis"><text:span text:style-name="T52"><text:s text:c="20"/>nread -= (match2 - match);</text:span></text:span></text:p>
      <text:p text:style-name="P37"><text:span text:style-name="Emphasis"><text:span text:style-name="T52"><text:s text:c="20"/>memmove(match + 1, match2 + 1, nread - (match - buf) + 1);</text:span></text:span></text:p>
      <text:p text:style-name="P37"><text:span text:style-name="Emphasis"><text:span text:style-name="T52"><text:s text:c="16"/>}</text:span></text:span></text:p>
      <text:p text:style-name="P37"><text:span text:style-name="Emphasis"><text:span text:style-name="T52"><text:s text:c="12"/>}</text:span></text:span></text:p>
      <text:p text:style-name="P37"><text:span text:style-name="Emphasis"><text:span text:style-name="T52"><text:s text:c="8"/>} else {</text:span></text:span></text:p>
      <text:p text:style-name="P37"><text:span text:style-name="Emphasis"><text:span text:style-name="T52"><text:s text:c="12"/>return snprintf(buf, buflen, "%s", WPA_EVENT_IGNORE);</text:span></text:span></text:p>
      <text:p text:style-name="P37"><text:span text:style-name="Emphasis"><text:span text:style-name="T52"><text:s text:c="8"/>}</text:span></text:span></text:p>
      <text:p text:style-name="P37"><text:span text:style-name="Emphasis"><text:span text:style-name="T52"><text:s text:c="4"/>} else if (buf[0] == '&lt;') {</text:span></text:span></text:p>
      <text:p text:style-name="P37"><text:span text:style-name="Emphasis"><text:span text:style-name="T52"><text:s text:c="8"/>match = strchr(buf, '&gt;');</text:span></text:span></text:p>
      <text:p text:style-name="P37"><text:span text:style-name="Emphasis"><text:span text:style-name="T52"><text:s text:c="8"/>if (match != NULL) {</text:span></text:span></text:p>
      <text:p text:style-name="P37"><text:span text:style-name="Emphasis"><text:span text:style-name="T52"><text:s text:c="12"/>nread -= (match + 1 - buf);</text:span></text:span></text:p>
      <text:p text:style-name="P37"><text:span text:style-name="Emphasis"><text:span text:style-name="T52"><text:s text:c="12"/>memmove(buf, match + 1, nread + 1);</text:span></text:span></text:p>
      <text:p text:style-name="P37"><text:span text:style-name="Emphasis"><text:span text:style-name="T52"><text:s text:c="12"/>ALOGV("supplicant generated event without interface - %s\n", buf);</text:span></text:span></text:p>
      <text:p text:style-name="P37"><text:span text:style-name="Emphasis"><text:span text:style-name="T52"><text:s text:c="8"/>}</text:span></text:span></text:p>
      <text:p text:style-name="P37"><text:span text:style-name="Emphasis"><text:span text:style-name="T52"><text:s text:c="4"/>} else {</text:span></text:span></text:p>
      <text:p text:style-name="P37"><text:span text:style-name="Emphasis"><text:span text:style-name="T52"><text:s text:c="4"/>}</text:span></text:span></text:p>
      <text:p text:style-name="P37"/>
      <text:p text:style-name="P53"><text:span text:style-name="Emphasis"><text:span text:style-name="T52"><text:s text:c="4"/>return nread;</text:span></text:span></text:p>
      <text:p text:style-name="P37"><text:span text:style-name="Emphasis"><text:span text:style-name="T52">}</text:span></text:span></text:p>
      <text:p text:style-name="P73"><text:span text:style-name="Emphasis"><text:span text:style-name="T54">int </text:span></text:span><text:span text:style-name="Emphasis"><text:span text:style-name="T84">wifi_ctrl_recv</text:span></text:span><text:span text:style-name="Emphasis"><text:span text:style-name="T54">(char *reply, size_t *reply_len)</text:span></text:span></text:p>
      <text:p text:style-name="P72"><text:span text:style-name="Emphasis"><text:span text:style-name="T54">{</text:span></text:span></text:p>
      <text:p text:style-name="P72"><text:span text:style-name="Emphasis"><text:span text:style-name="T54"><text:s text:c="4"/>int res;</text:span></text:span></text:p>
      <text:p text:style-name="P72"><text:span text:style-name="Emphasis"><text:span text:style-name="T54"><text:s text:c="4"/>int ctrlfd;</text:span></text:span></text:p>
      <text:p text:style-name="P72"><text:span text:style-name="Emphasis"><text:span text:style-name="T54"><text:s text:c="4"/>struct pollfd rfds[2];</text:span></text:span></text:p>
      <text:p text:style-name="P72"/>
      <text:p text:style-name="P72"><text:span text:style-name="Emphasis"><text:span text:style-name="T54"><text:s text:c="4"/>if (monitor_conn == NULL) {</text:span></text:span></text:p>
      <text:p text:style-name="P72"><text:span text:style-name="Emphasis"><text:span text:style-name="T54"><text:s text:c="8"/>ALOGE("%s: monitor_conn is NULL\n", __func__);</text:span></text:span></text:p>
      <text:p text:style-name="P72"><text:span text:style-name="Emphasis"><text:span text:style-name="T54"><text:s text:c="8"/>return -2;</text:span></text:span></text:p>
      <text:p text:style-name="P72"><text:span text:style-name="Emphasis"><text:span text:style-name="T54"><text:s text:c="4"/>}</text:span></text:span></text:p>
      <text:p text:style-name="P72"><text:span text:style-name="Emphasis"><text:span text:style-name="T54"><text:s text:c="4"/>ctrlfd = wpa_ctrl_get_fd(monitor_conn);</text:span></text:span></text:p>
      <text:p text:style-name="P72"><text:span text:style-name="Emphasis"><text:span text:style-name="T54"><text:s text:c="4"/>memset(rfds, 0, 2 * sizeof(struct pollfd));</text:span></text:span></text:p>
      <text:p text:style-name="P72"><text:span text:style-name="Emphasis"><text:span text:style-name="T54"><text:s text:c="4"/>rfds[0].fd = ctrlfd;</text:span></text:span></text:p>
      <text:p text:style-name="P72"><text:span text:style-name="Emphasis"><text:span text:style-name="T54"><text:s text:c="4"/>rfds[0].events |= POLLIN;</text:span></text:span></text:p>
      <text:p text:style-name="P72"><text:span text:style-name="Emphasis"><text:span text:style-name="T54"><text:s text:c="4"/>rfds[1].fd = exit_sockets[1];</text:span></text:span></text:p>
      <text:p text:style-name="P72"><text:span text:style-name="Emphasis"><text:span text:style-name="T54"><text:s text:c="4"/>rfds[1].events |= POLLIN;</text:span></text:span></text:p>
      <text:p text:style-name="P72"><text:span text:style-name="Emphasis"><text:span text:style-name="T54"><text:s text:c="4"/>do {</text:span></text:span></text:p>
      <text:p text:style-name="P72"><text:span text:style-name="Emphasis"><text:span text:style-name="T54"><text:s text:c="8"/>res = TEMP_FAILURE_RETRY(poll(rfds, 2, 30000));</text:span></text:span></text:p>
      <text:p text:style-name="P72"><text:span text:style-name="Emphasis"><text:span text:style-name="T54"><text:s text:c="8"/>if (res &lt; 0) {</text:span></text:span></text:p>
      <text:p text:style-name="P72"><text:span text:style-name="Emphasis"><text:span text:style-name="T54"><text:s text:c="12"/>ALOGE("Error poll = %d", res);</text:span></text:span></text:p>
      <text:p text:style-name="P72"><text:span text:style-name="Emphasis"><text:span text:style-name="T54"><text:s text:c="12"/>return res;</text:span></text:span></text:p>
      <text:p text:style-name="P72"><text:span text:style-name="Emphasis"><text:span text:style-name="T54"><text:s text:c="8"/>} else if (res == 0) {</text:span></text:span></text:p>
      <text:p text:style-name="P72"><text:span text:style-name="Emphasis"><text:span text:style-name="T54"><text:s text:c="12"/>/* timed out, check if supplicant is active</text:span></text:span></text:p>
      <text:p text:style-name="P72"><text:span text:style-name="Emphasis"><text:span text:style-name="T54"><text:s text:c="13"/>* or not ..</text:span></text:span></text:p>
      <text:p text:style-name="P72"><text:span text:style-name="Emphasis"><text:span text:style-name="T54"><text:s text:c="13"/>*/</text:span></text:span></text:p>
      <text:p text:style-name="P72"><text:span text:style-name="Emphasis"><text:span text:style-name="T54"><text:s text:c="12"/>res = wifi_supplicant_connection_active();</text:span></text:span></text:p>
      <text:p text:style-name="P72"><text:span text:style-name="Emphasis"><text:span text:style-name="T54"><text:s text:c="12"/>if (res &lt; 0)</text:span></text:span></text:p>
      <text:p text:style-name="P72"><text:span text:style-name="Emphasis"><text:span text:style-name="T54"><text:s text:c="16"/>return -2;</text:span></text:span></text:p>
      <text:p text:style-name="P72"><text:span text:style-name="Emphasis"><text:span text:style-name="T54"><text:s text:c="8"/>}</text:span></text:span></text:p>
      <text:p text:style-name="P72"><text:span text:style-name="Emphasis"><text:span text:style-name="T54"><text:s text:c="4"/>} while (res == 0);</text:span></text:span></text:p>
      <text:p text:style-name="P72"/>
      <text:p text:style-name="P72"><text:span text:style-name="Emphasis"><text:span text:style-name="T54"><text:s text:c="4"/>if (rfds[0].revents &amp; POLLIN) {</text:span></text:span></text:p>
      <text:p text:style-name="P74"><text:span text:style-name="Emphasis"><text:span text:style-name="T54"><text:s text:c="8"/>return wpa_ctrl_recv(monitor_conn, reply, reply_len);</text:span></text:span></text:p>
      <text:p text:style-name="P72"><text:span text:style-name="Emphasis"><text:span text:style-name="T54"><text:s text:c="4"/>}</text:span></text:span></text:p>
      <text:p text:style-name="P72"/>
      <text:p text:style-name="P72"><text:span text:style-name="Emphasis"><text:span text:style-name="T54"><text:s text:c="4"/>/* it is not rfds[0], then it must be rfts[1] (i.e. the exit socket)</text:span></text:span></text:p>
      <text:p text:style-name="P72"><text:span text:style-name="Emphasis"><text:span text:style-name="T54"><text:s text:c="5"/>* or we timed out. In either case, this call has failed ..</text:span></text:span></text:p>
      <text:p text:style-name="P72"><text:span text:style-name="Emphasis"><text:span text:style-name="T54"><text:s text:c="5"/>*/</text:span></text:span></text:p>
      <text:p text:style-name="P72"><text:span text:style-name="Emphasis"><text:span text:style-name="T54"><text:s text:c="4"/>return -2;</text:span></text:span></text:p>
      <text:p text:style-name="P72"><text:span text:style-name="Emphasis"><text:span text:style-name="T54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roman"/>
    <style:font-face style:name="新細明體" svg:font-family="新細明體" style:font-family-generic="roman"/>
    <style:font-face style:name="標楷體" svg:font-family="標楷體" style:font-family-generic="roman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標楷體" fo:font-family="標楷體" style:font-family-generic="roman" fo:font-size="22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roid Sans Fallback" style:font-family-asian="'Droid Sans Fallback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roid Sans Fallback" style:font-family-asian="'Droid Sans Fallback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45cm" fo:margin-bottom="0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3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1" fo:font-family="'Droid Sans Fallback'" style:font-family-generic="roman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標楷體" fo:font-family="標楷體" style:font-family-generic="roman" fo:font-size="22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Droid Sans Fallback1" fo:font-family="'Droid Sans Fallback'" style:font-family-generic="roman" fo:font-size="18pt" style:letter-kerning="true" style:font-name-asian="Droid Sans Fallback" style:font-family-asian="'Droid Sans Fallback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1" fo:font-family="'Droid Sans Fallback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標楷體" fo:font-family="標楷體" style:font-family-generic="roman" fo:font-size="22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1" fo:font-family="'Droid Sans Fallback'" style:font-family-generic="roman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282cm" fo:margin-bottom="0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245cm" fo:margin-bottom="0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212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76cm" fo:margin-bottom="0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6:31:54.186176274</dc:date>
    <meta:generator>LibreOffice/4.2.8.2$Linux_X86_64 LibreOffice_project/420m0$Build-2</meta:generator>
    <meta:editing-duration>PT5H24M14S</meta:editing-duration>
    <meta:editing-cycles>105</meta:editing-cycles>
    <meta:document-statistic meta:table-count="0" meta:image-count="0" meta:object-count="0" meta:page-count="7" meta:paragraph-count="312" meta:word-count="1044" meta:character-count="10090" meta:non-whitespace-character-count="7178"/>
  </office:meta>
</office:document-meta>
</file>